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80"/>[Appuyez sur Entrée pour débuter.][ Il est moins difficile d'échapper à la mort</text:p>
      <text:p text:style-name="Standard"><text:s text:c="2"/>qu'à la méchanceté.</text:p>
      <text:p text:style-name="Standard"><text:s text:c="2"/>- Platon]</text:p>
      <text:p text:style-name="Standard"/>
      <text:p text:style-name="Standard">Projet Nathalie</text:p>
      <text:p text:style-name="Standard">A. Sweeney</text:p>
      <text:p text:style-name="Standard">Release 1 / Serial number 210227 / Inform v6.31 Library 6/11 SD</text:p>
      <text:p text:style-name="Standard">Les ténèbres se dissipent peu à peu. Des points lumineux se profilent, tantôt s'agglutinent en grappes chatoyantes, tantôt brillent solitairement. Ils s'organisent en colonnes, les gratte-ciels de la cité deviennent nets, se précisent. Les points rouges des grues clignotent. Les lumières des tours d'habitation s'éteignent, et un bas nuage gris faiblement éclairé, visible qu'en raison de la <text:s/>pollution lumineuse, s'étire dans le ciel. Des voitures roulent paresseusement en contrebas. Assise au rebord de la bâtisse, le regard s'étend plus loin encore, aux extrémités de la cité, de son tissu urbain propre et hygiénique, vers un horizon plus sombre et incertain par-delà l'eau qui entoure l'île. Les quartiers sont là, mais sans y être. Une absence, une non-existence, une tumeur. Le corps, agile et souple, se lève et se dirige vers la porte qui communique au toit. Elle semble être sécurisée par des moyens technologiques complexes, un terminal pour y entrer le code, et surveillé par une caméra. Pourtant, sans nulle difficulté, la porte se rouvre comme n'importe quelle autre porte. Ainsi qu'une maison d'enfance dont on connaîtrait tous les recoins et les chemins, tu vois s'enfiler les couloirs et les escaliers. Puis, arrivée à un étage, tu entends de la musique assourdie. La porte menant vers la salle semble sécurisée elle-aussi, tu peux apercevoir une fente dans un terminal propre à recevoir les cartes d'identification. Pourtant, là encore, la porte se rouvre comme s'il n'y eut de dispositif de sécurité. L'entrée furtive dans la salle à demi éclairée fait en sorte que personne ne remarque l'intruse. En raison des poches de fumées qui pendent dans la pièce, cela prend un instant avant de saisir la scène. Puis tu peux voir indistinctement des femmes en petites culottes, seins nus, qui se trémoussent devant des ministres de la haute société. Les hommes sont tous assis sur une large banquette de cuir disposée en demi-cercle, quelques petites pistes de dance, de formes circulaires, sont surélevées. En leur centre se trouve un poteau, et une danseuse. La musique n'est pas trop forte, ni la lumière trop faible. Une fumée douce et âcre de cannabis flotte dans l'air. Quelques escortes sont assises avec les hommes sur la banquette. Elles rient.</text:p>
      <text:p text:style-name="Standard"/>
      <text:p text:style-name="Standard">&gt;lire</text:p>
      <text:p text:style-name="Standard">Il y a un bar dans un coin, avec une trentaine de bouteilles colorées et de différentes tailles. Une femme, habillée comme les hommes sur la banquette, semble différente. Elle porte un complet, du rouge à lèvre, et fume aussi. Elle parle avec un des hommes; ils semblent s'entendre. Est-elle une <text:soft-page-break/>escorte, ou une ministre? Quel intérêt, si elle est ministre, aurait-elle à être là? Dans le doute elle devra être épargnée. Une vie perdue ne se repaie pas. Tranquillement, sans presse aucune, la première cible est mise en joue: un homme corpulent à l'écart sur son téléphone, à l'extrémité de la banquette et loin des autres. L'arme se met en action, et une salve laser sort et file directement faire un trou dans sa cervelle, il s'affaisse, mais personne ne le remarque. Il reste trois autres hommes. La prochaine cible ne pourra pas passer inaperçue; le reste des personnes sur la banquette forment un groupe compact et volubile. La danseuse sur la scénette voit le mort et se met à crier d'une voie horriblement aigüe. Les autres ne comprennent pas son horreur. La deuxième cible est ratée, le laser fait un trou dans la banquette, frôle l'homme. Tous comprennent qu'un tireur est planqué là quelque part. Le premier à décamper est le barman. Puis la panique se propage, tout le monde se bouscule. In extremis, la seconde cible est abattue, mais tous se ruent vers la sortie de manière trop confuse pour essayer de tirer un autre sans mettre la vie des pauvres femmes en jeu aussi. Il ne reste plus personne. La cible principale sort d'une pièce surélevée; il cherche à comprendre. Ne comprend pas. Aperçoit simultanément l'homme troué sur la banquette, une silhouette au fond de la pièce, et un trou dans la banquette. En moins d'une seconde et sans hésitation, il est mis en joue. Il lève les mains. La pièce défile sous ton regard, un corps est enjambé, les marches menant vers la pièce surélevée sont gravies prudemment, le pistolet toujours brandit. La cible principale reçoit un coup de pied en plein ventre, bascule à la renverse dans la pièce. De l'intérieur une grande vitrine permet de voir l'ensemble de la salle. Il y a une table de mixage, une autre banquette, droite et plus petite, celle-là. Plusieurs verres d'alcool et quelques bouteilles trainent sur une large table en verre. La même lumière bleu-vert nauséabond et tamisée séjourne dans la petite pièce comme dans le grand espace. L'homme se prend le ventre à deux mains. Sur la banquette une femme en culotte, seins nus, pleure. Une voix lui intime de sortir. Elle continue de pleurer, l'homme la prend par les épaules et la pousse en-dehors, elle déboule les quelques marches.</text:p>
      <text:p text:style-name="Standard"/>
      <text:p text:style-name="Standard">&gt;lire</text:p>
      <text:p text:style-name="Standard">" Assieds-toi.</text:p>
      <text:p text:style-name="Standard">L'homme comprend instantanément. Il semble nerveux, ses yeux louchent. La pointe du pistolet et s'accote sur sa tempe. Il sue à grosses gouttes.</text:p>
      <text:p text:style-name="Standard">-J'ai gâché votre réunion d'amis on dirait?</text:p>
      <text:p text:style-name="Standard">(Il maugréa.)</text:p>
      <text:p text:style-name="Standard">-Bien. " L'homme regarda l'appareil électronique être défourré depuis la ceinture avec une assurance implacable.</text:p>
      <text:p text:style-name="Standard">" Jonathan Cassavir. Cheveux noirs, petit et frêle. Louche des yeux... Regardez-moi! lui intima la voix.</text:p>
      <text:p text:style-name="Standard">-J'essaye du mieux que je peux, je vous assure...</text:p>
      <text:p text:style-name="Standard">-Que regardez-vous avec votre autre œil, hein? Personne d'autre ne viendra.</text:p>
      <text:p text:style-name="Standard">-Je réfléchi. J'ai un regard pour le réel, et un autre pour les idées.</text:p>
      <text:p text:style-name="Standard">-Un pour voir du cul, et un autre pour penser à la vertu? "</text:p>
      <text:p text:style-name="Standard">Après une courte pause, la voix continua.</text:p>
      <text:p text:style-name="Standard">" Vous avez un parcours extraordinaire. Fils d'ouvrier, mais génial dès vos débuts à l'école. Vous avez passé tous les tests de l'État haut la main, vous plaçant dans le premier quartile. Vous n'avez eu de cesse d'étudier pendant votre parcours, jusqu'à obtenir de hautes charges. Cette scène fera un joli scandale, vous ne croyez pas?</text:p>
      <text:p text:style-name="Standard">-Ça, c'est ce que vous pensez. Vous n'êtes personne. Je sais où tirer mes cordes. "</text:p>
      <text:p text:style-name="Standard">La voix se fit sifflante, presque acérée, fouettant le visage de Jonathan.</text:p>
      <text:p text:style-name="Standard">"Je suis peut-être personne, mais j'ai votre vie entre les mains."</text:p>
      <text:p text:style-name="Standard">Ils se toisèrent.</text:p>
      <text:p text:style-name="Standard"/>
      <text:p text:style-name="Standard">&gt;lire</text:p>
      <text:p text:style-name="Standard"><text:soft-page-break/>" Continuons. Vous vous êtes spécialisé dans l'étude d'Aristote? Impressionnant. Maintenant, avant que je ne perce votre crâne, une question me brûle. Après tant d'études, j'aurais pensé que vous auriez tenu la justice en meilleure estime.</text:p>
      <text:p text:style-name="Standard">-La justice? Je ne me m'affère qu'à cela, la justice. " Il cracha le mot, puis continua: "la justice c'est celle que nous créons, nous les hommes. Il n'en existe pas d'autre. Il n'existe de morale que celle que l'on se donne. Je ne crois pas aux morales transcendantales, mais qu'à ce qui existe là, maintenant. Et ce qui existe ne demande qu'à être exploité, qu'à en jouir.</text:p>
      <text:p text:style-name="Standard">-Jolie pensée. J'ai hâte de voir ce que penserons le conseil et le juge de votre philosophie.</text:p>
      <text:p text:style-name="Standard">-Je vous l'ai déjà dit, si vous voulez faire quelque chose d'utile, tuez-moi sur l'heure, ou je m'en sortirai d'une manière ou d'une autre. Même ostracisé, je ne serai pas démuni. Les profiteurs savent toujours tirer le meilleur parti de toute situation, susurra-t-il. Dédier sa vie à un Bien désincarné est l'idiotie suprême, c'est la bourre idéologique de l'humanité. Ce constat fait, j'aime encore mieux considérer mon unique profit.</text:p>
      <text:p text:style-name="Standard">-Paraître juste tout en ne l'étant pas, voilà l'injustice suprême!</text:p>
      <text:p text:style-name="Standard">-Appelle ça comme tu veux. " Et à ce moment Jonathan sembla près du délire peut-être qu'apportait la proximité de sa fin, du fusil contre sa tempe, d'être poussé au bout du rouleau de sa pensée. " Ce n'est pas parce que j'ai étudié que je me soucierais des habitants mal vêtis des quartiers sales et puants. Leur idiotie les condamne à être d'éternel forçats!</text:p>
      <text:p text:style-name="Standard">-Assez! Silence! "</text:p>
      <text:p text:style-name="Standard">La gâchette était sur le point d'être enclenchée, mais au moment où les muscles même des doigts se contractèrent, un tir partit de la salle vers la pièce, et interrompit l'exécution. Jonathan tenta de s'esquiver, mais reçut en guise de réponse un deuxième coup de pied au ventre, un gémissement glissa de sa bouche avec un peu de sang. Les sirènes se firent entendre. Celui qui avait tiré dans la pièce pris la fuite dès qu'il réalisa que la police était pour intervenir sous peu. Le regard de Jonathan, au faîte de sa mort, se fit étonnamment lucide, et cruel.</text:p>
      <text:p text:style-name="Standard">" -C'en est fait de toi, vaurien, reprit la voix.</text:p>
      <text:p text:style-name="Standard">-Non, non, fit-il calmement. C'est toi qui es foutue, Nathalie, dit-il en détachant malicieusement les lettres. "</text:p>
      <text:p text:style-name="Standard">À ce nom il y eut un petit cri irrépressible, en raison de la surprise. La police fit irruption dans la salle. La gâchette fût enclenchée. Puis il y eut l'évasion vers le toit. Puis la nuit, noire et solitaire, jaunie un peu par les lumières artificielles, comme seules les villes peuvent le faire. Puis un saut dans le vide, vers la base des bâtisses, vers le sol d'où elles prennent racine.</text:p>
      <text:p text:style-name="Standard"/>
      <text:p text:style-name="Standard">&gt;lire</text:p>
      <text:p text:style-name="Standard">Vous avez terminé la lecture de l'introduction partie 1. Vous pouvez recommencer à nouveau. Tapez "Sortir" lorsque vous avez terminé.</text:p>
      <text:p text:style-name="Standard"/>
      <text:p text:style-name="Standard">&gt;sortir</text:p>
      <text:p text:style-name="Standard">L'enquêteur arriva sur les lieux avec son équipe, et embrassa la scène d'un regard. " Elle s'est enfuie sur le toit" murmura-t-il plutôt pour lui-même. Pendant que ses collègues sécurisaient le périmètre, il enfila les couloirs jusqu'à la porte d'accès. Sur le toit il ne vit rien de particulier, et se gratta le crâne. " Nom de Dieu, ne me dit pas..." Sans se laisser la chance de terminer sa phrase, l'enquêteur se rua vers les garde-fous. Il se pencha et guetta les rues. Il tenta d'écouter son instinct, et se rendit côté Nord. Lorsqu'il se pencha, il crut discerner un mouvement. Il sortit ses jumelles électroniques, mais la vision rendue à l'écran se grilla. " Pile au bon moment! " rugit-il tout en les rangeant dans les poches de sa redingote. Scrutant du mieux qu'il put les rues au bas, il aperçut une silhouette, affairée sur une moto qu'elle essayait visiblement de démarrer. " Alerter secteur quatre. Je répète, alerte secteur quatre. Dépêchez des voitures autour de la bâtisse Rembrandt, et surveillez la rue Arnold. Terminé." Le son des sirènes se fit entendre de nouveau, se rapprochant de la bâtisse Rembrandt. La silhouette s'activa auprès <text:soft-page-break/>de la moto, confirmant les soupçons de l'enquêteur. " Suspect sur la rue Arnold, je répète il y a un suspect sur la rue Arnold, près d'une moto." Comme un maître d'opérations surveillant tout, l'enquêteur tenait son émetteur-récepteur près de sa bouche et scrutait les mouvements sur la rue Arnold. À l'arrivée des renforts, la moto fit une brusque accélération et se faufila entre les voitures. Une poursuite s'ensuivit, qui eut tôt fait d'échapper à la vision de l'enquêteur." Ici unité huit, rien à signaler côté Ouest. -Unité trois, l'intérieur de l'étage où eut lieu le triple meurtre est sécurisé, à vous ". L'enquêteur prit une grande inspiration, qui pouvait donc être cet étrange meurtrier? Un justicier contemporain? Il n'y croyait pas. Pourtant, il était fort probable que cet évènement pouvait être lié aux récents tumultes dans les quartiers. " Hé bien, je sais exactement qui contacter, l'expert des quartiers, mais il en aura aucune envie. " L'enquêteur se pinça le menton. " Mais c'est qu'il est temps d'appeler ce cher inspecteur retraité des quartiers Nord! Il mordra à l'affaire, c'est bien trop spécial pour ne pas l'intriguer, ces histoires-là. Et puis, avec les proportions que les récents évènements prennent, j'en crains jusqu'aux fondations même de notre société." Finissant son monologue, l'enquêteur courut rejoindre ses collègues quelques étages plus bas.</text:p>
      <text:p text:style-name="Standard"/>
      <text:p text:style-name="Standard">&gt;lire</text:p>
      <text:p text:style-name="Standard">L'enquêteur arriva sur les lieux avec son équipe, et embrassa la scène d'un regard. " Elle s'est enfuie sur le toit" murmura-t-il plutôt pour lui-même. Pendant que ses collègues sécurisaient le périmètre, il enfila les couloirs jusqu'à la porte d'accès. Sur le toit il ne vit rien de particulier, et se gratta le crâne. " Nom de Dieu, ne me dit pas..." Sans se laisser la chance de terminer sa phrase, l'enquêteur se rua vers les garde-fous. Il se pencha et guetta les rues. Il tenta d'écouter son instinct, et se rendit côté Nord. Lorsqu'il se pencha, il crut discerner un mouvement. Il sortit ses jumelles électroniques, mais la vision rendue à l'écran se grilla. " Pile au bon moment! " rugit-il tout en les rangeant dans les poches de sa redingote. Scrutant du mieux qu'il put les rues au bas, il aperçut une silhouette, affairée sur une moto qu'elle essayait visiblement de démarrer. " Alerter secteur quatre. Je répète, alerte secteur quatre. Dépêchez des voitures autour de la bâtisse Rembrandt, et surveillez la rue Arnold. Terminé." Le son des sirènes se fit entendre de nouveau, se rapprochant de la bâtisse Rembrandt. La silhouette s'activa auprès de la moto, confirmant les soupçons de l'enquêteur. " Suspect sur la rue Arnold, je répète il y a un suspect sur la rue Arnold, près d'une moto." Comme un maître d'opérations surveillant tout, l'enquêteur tenait son émetteur-récepteur près de sa bouche et scrutait les mouvements sur la rue Arnold. À l'arrivée des renforts, la moto fit une brusque accélération et se faufila entre les voitures. Une poursuite s'ensuivit, qui eut tôt fait d'échapper à la vision de l'enquêteur." Ici unité huit, rien à signaler côté Ouest. -Unité trois, l'intérieur de l'étage où eut lieu le triple meurtre est sécurisé, à vous ". L'enquêteur prit une grande inspiration, qui pouvait donc être cet étrange meurtrier? Un justicier contemporain? Il n'y croyait pas. Pourtant, il était fort probable que cet évènement pouvait être lié aux récents tumultes dans les quartiers. " Hé bien, je sais exactement qui contacter, l'expert des quartiers, mais il en aura aucune envie. " L'enquêteur se pinça le menton. " Mais c'est qu'il est temps d'appeler ce cher inspecteur retraité des quartiers Nord! Il mordra à l'affaire, c'est bien trop spécial pour ne pas l'intriguer, ces histoires-là. Et puis, avec les proportions que les récents évènements prennent, j'en crains jusqu'aux fondations même de notre société." Finissant son monologue, l'enquêteur courut rejoindre ses collègues quelques étages plus bas.</text:p>
      <text:p text:style-name="Standard"/>
      <text:p text:style-name="Standard">&gt;lire</text:p>
      <text:p text:style-name="Standard">Vous avez terminé la lecture de l'introduction partie 2. Vous pouvez recommencer à nouveau. Tapez "Sortir" lorsque vous avez terminé.</text:p>
      <text:p text:style-name="Standard"/>
      <text:p text:style-name="Standard">&gt;sortir</text:p>
      <text:p text:style-name="Standard">" C'est hors de question.</text:p>
      <text:p text:style-name="Standard">-Mais comment peux-tu être autant obtus?</text:p>
      <text:p text:style-name="Standard"><text:soft-page-break/>-Ma décision est sans appel.</text:p>
      <text:p text:style-name="Standard">-Prend au moins connaissance des faits!</text:p>
      <text:p text:style-name="Standard">-Tu es chanceux que je me sois seulement déplacé ici pour voir ton visage.</text:p>
      <text:p text:style-name="Standard">-Ce que tu peux être têtu!</text:p>
      <text:p text:style-name="Standard">-Écoute, désormais je vis dans mon appartement propre et discret dans la Zone Nord-Est des quartiers, près du poste de vigie, avec vue sur l'eau. Je ne dérange personne. Je vis seul.</text:p>
      <text:p text:style-name="Standard">-Moi de quoi à tu donc peur pour vivre ainsi?</text:p>
      <text:p text:style-name="Standard">-De ma hargne."</text:p>
      <text:p text:style-name="Standard">L'enquêteur fit une moue de désapprobation. -Entend-moi bien... Puis il continua en chuchotant: ce qui se passe, ça pourrait être tellement grave que l'entière société pourrait ne pas tenir.</text:p>
      <text:p text:style-name="Standard">-Hé ben ça alors, fit l'inspecteur impressionné. Mais alors qu'y puis-je? Fit-il en haussant les épaules. Mon temps est passé. Où est la jeunesse? Je suis certain qu'il y a des centaines de recrues promettantes aux environs. Pourquoi moi?</text:p>
      <text:p text:style-name="Standard">-Hé! Là, regarde-moi dans les yeux. S'il te plaît, j'ai besoin de toi une dernière fois. En souvenir de...</text:p>
      <text:p text:style-name="Standard">-Ne l'implique pas dans cette histoire! Bon Dieu!</text:p>
      <text:p text:style-name="Standard">-Désolé. "</text:p>
      <text:p text:style-name="Standard">L'inspecteur souffla un peu, puis poussa un long soupir.</text:p>
      <text:p text:style-name="Standard">" Quels sont les faits?</text:p>
      <text:p text:style-name="Standard">-Je savais que je pouvais compter sur toi une ultime fois! s'exclama, emporté, l'enquêteur.</text:p>
      <text:p text:style-name="Standard">-Je n'ai pas dit oui, entendu? Allez, balance-moi les faits.</text:p>
      <text:p text:style-name="Standard"/>
      <text:p text:style-name="Standard"/>
      <text:p text:style-name="Standard">&gt;lire</text:p>
      <text:p text:style-name="Standard">" C'est hors de question.</text:p>
      <text:p text:style-name="Standard">-Mais comment peux-tu être autant obtus?</text:p>
      <text:p text:style-name="Standard">-Ma décision est sans appel.</text:p>
      <text:p text:style-name="Standard">-Prend au moins connaissance des faits!</text:p>
      <text:p text:style-name="Standard">-Tu es chanceux que je me sois seulement déplacé ici pour voir ton visage.</text:p>
      <text:p text:style-name="Standard">-Ce que tu peux être têtu!</text:p>
      <text:p text:style-name="Standard">-Écoute, désormais je vis dans mon appartement propre et discret dans la Zone Nord-Est des quartiers, près du poste de vigie, avec vue sur l'eau. Je ne dérange personne. Je vis seul.</text:p>
      <text:p text:style-name="Standard">-Moi de quoi à tu donc peur pour vivre ainsi?</text:p>
      <text:p text:style-name="Standard">-De ma hargne."</text:p>
      <text:p text:style-name="Standard">L'enquêteur fit une moue de désapprobation. -Entend-moi bien... Puis il continua en chuchotant: ce qui se passe, ça pourrait être tellement grave que l'entière société pourrait ne pas tenir.</text:p>
      <text:p text:style-name="Standard">-Hé ben ça alors, fit l'inspecteur impressionné. Mais alors qu'y puis-je? Fit-il en haussant les épaules. Mon temps est passé. Où est la jeunesse? Je suis certain qu'il y a des centaines de recrues promettantes aux environs. Pourquoi moi?</text:p>
      <text:p text:style-name="Standard">-Hé! Là, regarde-moi dans les yeux. S'il te plaît, j'ai besoin de toi une dernière fois. En souvenir de...</text:p>
      <text:p text:style-name="Standard">-Ne l'implique pas dans cette histoire! Bon Dieu!</text:p>
      <text:p text:style-name="Standard">-Désolé. "</text:p>
      <text:p text:style-name="Standard">L'inspecteur souffla un peu, puis poussa un long soupir.</text:p>
      <text:p text:style-name="Standard">" Quels sont les faits?</text:p>
      <text:p text:style-name="Standard">-Je savais que je pouvais compter sur toi une ultime fois! s'exclama, emporté, l'enquêteur.</text:p>
      <text:p text:style-name="Standard">-Je n'ai pas dit oui, entendu? Allez, balance-moi les faits.</text:p>
      <text:p text:style-name="Standard"/>
      <text:p text:style-name="Standard"/>
      <text:p text:style-name="Standard">&gt;lire</text:p>
      <text:p text:style-name="Standard"><text:soft-page-break/>-Parfait. Le 8 mars dernier, le ministre M. Cassivir donnait une réception privée dans la tour Rembrandt. Un meurtrier, dont ni le sexe ni l'âge n'ont été identifié, réussit à s'infiltrer. On a des témoignages qui pointent vers le fait que le meurtrier serait une femme, mais il nous manque du concret. C'est ça le problème pour le moment, on n'a rien de concret. Ce qui est un mystère absolu pour la police à ce jour, compte tenu qu'il n'y a aucune trace de quelque violence pour l'infiltration. Nous ne possédons aucun enregistrement vidéo, même si le meurtrier était dans le gratte-ciel Rembrandt.</text:p>
      <text:p text:style-name="Standard">-Système de sécurité?</text:p>
      <text:p text:style-name="Standard">-À la pointe, contrôlée par intelligence artificielle. Une fois à l'intérieur, le meurtrier, armé d'un pistolet laser...</text:p>
      <text:p text:style-name="Standard">-Un pistolet laser? Waou! ça ne rigole pas cette histoire! Quel calibre?</text:p>
      <text:p text:style-name="Standard">-De grade militaire. Prépare-toi, c'est loin d'être terminé. Le meurtrier a fait feu sur trois personne, mais alors que le groupe était mixte entre des escortes et des hommes ayant des charges administratives, seuls les hommes ont été touchés.</text:p>
      <text:p text:style-name="Standard">-C'était un meurtre planifié et justifié?</text:p>
      <text:p text:style-name="Standard">-En quelque sorte oui... Nous sommes loin d'un tireur fou ou d'une revanche personnelle.</text:p>
      <text:p text:style-name="Standard">Le meurtrier s'est enfuit par le toit, et a fait un bond dans le vide... On ignore comment il a pu survivre à ça. Quelques minutes plus tard, il fuyait sur une moto volée. Après avoir été pris en chasse par une voiture, il s'est dirigé vers le pont menant aux quartiers Sud. Le plus étrange, c'est que le système de la voiture les ayant pris en chasse s'est brouillé, et la voiture a percuté un bâtiment dans le secteur près du pont. Plus étrange encore, le meurtrier a réussit à passer sous le nez des droïdes de la vigie sans problème."</text:p>
      <text:p text:style-name="Standard">L'inspecteur poussa un sifflement d'admiration.</text:p>
      <text:p text:style-name="Standard">"Est-ce tout?</text:p>
      <text:p text:style-name="Standard">-Oui, c'est le portait."</text:p>
      <text:p text:style-name="Standard"/>
      <text:p text:style-name="Standard">&gt;lire</text:p>
      <text:p text:style-name="Standard">L'inspecteur fronça les sourcils, apparemment mécontent. "Attend! ne te fâche pas! Si je t'ai supplié de te déplacer, c'est parce qu'on soupçonne d'autres évènements d'être relié à ce triple meurtre. On soupçonne désormais le meurtrier de se balader dans les quartiers Sud, mais la police locale est débordée: les ouvriers d'usine sont soupçonnés d'organiser des réunions clandestines. La police essaie d'élucider cette affaire-là présentement. Ah oui! Il y eut aussi un massacre cela fait quelques mois dans le quartier de la planque.</text:p>
      <text:p text:style-name="Standard">-Et puis? c'est monnaie courante dans ce coin-là.</text:p>
      <text:p text:style-name="Standard">-Peut-être, mais il y a un hic. On a épinglé un témoin. Son témoignage était... étrange. La police locale l'a fiché dérangé, mais il a parlé d'un tueur à la puissance inconcevable. Je suis certain qu'il y a un lien entre l'infiltration inexpliquée dans une bâtisse hyper sécurisée de la cité par un tueur expérimenté et le massacre qu'il y eut dans un hangar désaffecté près de la planque.</text:p>
      <text:p text:style-name="Standard">-Va savoir. C'est vrai que ce meurtre dans la cité est particulier. Le massacre près de la planque par contre... ça ne m'étonne pas. Tu parlais de réunions clandestines. Dis-m'en plus.</text:p>
      <text:p text:style-name="Standard">-Je dois t'avouer, je ne suis pas dans le secret des Dieux pour ce coup-là, j'ai perdu Rodrigue qui me mettait au parfum. Désormais c'est Robert qui est en charge, et je possède plus d'information sur les anarchistes des terres brûlées que sur les méfaits des quartiers Sud. J'ai eu vent de quelques infos, il serait question d'une secte...</text:p>
      <text:p text:style-name="Standard">-Seigneur! Une secte? Dans quelle histoire farfelue veux-tu que j'embarque, bon sang!</text:p>
      <text:p text:style-name="Standard">-Donc tu es de la partie?</text:p>
      <text:p text:style-name="Standard">-Tu m'as eu avec cette histoire de secte, ça l'air divertissant. En revanche, la partouze gâchée par un super-assassin et un autre massacre près de la planque, ça, ce n'est plus de mon ressort. Je suis rendu trop vieux pour ces histoires.</text:p>
      <text:p text:style-name="Standard"/>
      <text:p text:style-name="Standard"><text:soft-page-break/></text:p>
      <text:p text:style-name="Standard">&gt;lire</text:p>
      <text:p text:style-name="Standard">-Magnifique! j'espérais vraiment ton aide dans cette affaire! De toute manière, ta première destination était le quartier Desrosaies où se trouve l'usine en question. Le chef de la police locale, M. Mauriac, t'attends pour te lancer sur l'enquête. Je lui ai déjà dis que tu étais partant, avant d'avoir ta réponse.</text:p>
      <text:p text:style-name="Standard">-Sincèrement, c'est la dernière fois entendu? Tu ne m'y reprendras plus.</text:p>
      <text:p text:style-name="Standard">-Promis dit-il en levant les mains. Et puis j'ai la forte intuition que tous ces évènements sont reliés, et que, d'une manière ou d'une autre, tu finiras par aller à la planque, continua-t-il sur le ton de la confidence.</text:p>
      <text:p text:style-name="Standard">-J'en n'ai nulle envie.</text:p>
      <text:p text:style-name="Standard">-Tu as toujours ton badge?</text:p>
      <text:p text:style-name="Standard">-Tu est fou? évidemment que j'ai toujours mon badge! Il est toujours effectif.</text:p>
      <text:p text:style-name="Standard">-Il nous reste qu'à aller observer la scène du crime, et la voiture écrasée.</text:p>
      <text:p text:style-name="Standard">-Allons-y.</text:p>
      <text:p text:style-name="Standard"/>
      <text:p text:style-name="Standard"/>
      <text:p text:style-name="Standard">&gt;sortir</text:p>
      <text:p text:style-name="Standard"/>
      <text:p text:style-name="Standard">L'accueil du poste de police de la cité.</text:p>
      <text:p text:style-name="Standard">Après avoir vérifié les lieux du crime, l'inspecteur arriva au poste de police de la cité. Votre prochaine destination est le poste de police des quartiers Sud, situé dans le quartier Desrosaies. Pour parler avec une personne, écrivez "parler avec (la personne)". Quand il n'y a qu'une seule personne dans la pièce, écrivez simplement "parler". Vous pouvez parler plus d'une fois avec les personnes. Quand elles radotent, elles n'ont plus rien à dire!</text:p>
      <text:p text:style-name="Standard"/>
      <text:p text:style-name="Standard">Le poste de police Sud de la cité ressemble à n'importe quel autre poste de police frontalier: froid, nu, vide. À l'entrée vous pouvez voir un simple tapis fraîchement usiné, une plante-araignée pour tenter de donner un peu de vie et de couleur à l'endroit, un imposant bureau d'accueil avec tout le matériel nécessaire: téléphone, ordinateur, espace de travail garni de stylos, de piles de documents, etc. Les murs sont terriblement vides, pas même une peinture pour les égayer, seule une horloge. Derrière le bureau, une jolie jeune femme, blonde, cheveux ramassés à l'arrière, dents éblouissantes, vous salue.</text:p>
      <text:p text:style-name="Standard">&gt;parler</text:p>
      <text:p text:style-name="Standard">(à Réceptionniste)</text:p>
      <text:p text:style-name="Standard">Bonjour, je m'appelle Anabelle, heureuse de vous accueillir inspecteur. Vous pouvez m'appeler Ana. Vous êtes l'inspecteur venu pour aider le quartier Desrosaies avec les récents tumultes? Oui? Voyons votre dossier... hum hum. Voilà, tenez, prenez-le. Allez je vous prie à la salle d'exercice, cela sera votre introduction. Notre collègue pourra vous aider. C'est à l'Est, au bout. Revenez me voir ensuite. Merci.</text:p>
      <text:p text:style-name="Standard"/>
      <text:p text:style-name="Standard">&gt;e</text:p>
      <text:p text:style-name="Standard"/>
      <text:p text:style-name="Standard">Salle pour pratiquer</text:p>
      <text:p text:style-name="Standard">La salle est simple, il y a un tableau blanc au mur. Le professeur est debout, et n'a qu'une table en guise de bureau. Il y a quelques chaises et quelques pupitres.</text:p>
      <text:p text:style-name="Standard">Le professeur se présente. C'est un policier retraité appelé Louis. Il demande à voir votre badge. De plus, il doit prendre votre dossier. Finalement, vous devez vous assoir à un pupitre. Il indique que la présentation est de courte durée, que ce n'est qu'un léger rappel.</text:p>
      <text:p text:style-name="Standard">&gt;montrer badge</text:p>
      <text:p text:style-name="Standard">(à professeur)</text:p>
      <text:p text:style-name="Standard">Oh! c'est un vieux badge ma parole! Soyez sûr qu'il soit encore valide.</text:p>
      <text:p text:style-name="Standard"><text:soft-page-break/>&gt;donner fiche</text:p>
      <text:p text:style-name="Standard">(à professeur)</text:p>
      <text:p text:style-name="Standard">Je vois. Inspecteur solitaire, vous avez plusieurs années d'expérience, et vous vous êtes retiré tôt en raison d'un incident, je me trompe? Bon, inutile de me lancer ce regard.</text:p>
      <text:p text:style-name="Standard">&gt;s'asseoir sur une chaise</text:p>
      <text:p text:style-name="Standard">Vous vous assoyez sur une chaise</text:p>
      <text:p text:style-name="Standard"/>
      <text:p text:style-name="Standard">&gt;parler</text:p>
      <text:p text:style-name="Standard">(à professeur)</text:p>
      <text:p text:style-name="Standard">Bienvenue! Donc, si vous êtes ici, c'est que vous savez déjà comment vous promener, comment montrer ou donner des objets. C'est déjà la moitié de tout ce qu'il y a à savoir. Si vous utilisez Frotz, vous pouvez sauvegarder et je vous le conseille de le faire régulièrement puisque vous pourrez mourir. Personne n'a envie de faire la même mission deux fois, ou pire, de lire le même texte encore et encore. Ce jeu est codé avec Inform 6. C'est un code créé en anglais. Donc, inutile de mettre des accents quand vous écrivez, et soyez lapidaire. Si votre commande est incomprise, reformulez, et essayez d'enlever des articles. Ah oui. Et revérifier l'orthographe! Une lettre de trop et rien ne sera compris. Retenez ce détail: dans le jeu, un tour égale à une minute. Ce n'est pas essentiel que vous vous en souvenez pour aller jusqu'au bout, mais ça pourra vous être utile. Tenez, voilà votre certification d'aptitude que vous pourrez présenter à Annabelle. Si vous voulez, tant qu'à y être, j'ai un ou deux autres conseils pour vous!</text:p>
      <text:p text:style-name="Standard"/>
      <text:p text:style-name="Standard">&gt;parler</text:p>
      <text:p text:style-name="Standard">(à professeur)</text:p>
      <text:p text:style-name="Standard">Il y a deux types d'action: les méta-action comme quitter (le jeu), recommencer (la partie) et undo (une action). Ces actions affectent le logiciel Frotz. Puis il y a les actions que vous ferez souvent en jeu: inventaire (pour voir votre inventaire), déposer (un objet de l'inventaire, pour vous en débarrasser), montrer (un objet) lire, regarder, examiner, parler. Notez que l'action "examiner" doit être suivie d'un objet, puisque vous examinez toujours quelque chose. Pour un regard plus général, tapez simplement "regarder", qui ne nécessite pas d'objet. Cette enquête ne devrait pas être bien compliquée: peu d'énigmes, peu de combat. Beaucoup de lecture. Mais si vous êtes coincé essayez de "penser". Peut-être cela sera utile durant certaines occasions. Taper simplement "penser" à la console. Si rien n'arrive, c'est que votre cervelle ne vous aidera pas. Ah et une dernière chose: on vous donnera un calepin durant l'aventure, n'hésitez pas à le lire pour savoir la prochaine étape.</text:p>
      <text:p text:style-name="Standard"/>
      <text:p text:style-name="Standard">&gt;parler</text:p>
      <text:p text:style-name="Standard">(à professeur)</text:p>
      <text:p text:style-name="Standard">Vous savez désormais tout ce qui est nécessaire. D'autres instructions pourront être données en cours de route. Soyez attentif et surtout, lisez attentivement! Bonne chance inspecteur.</text:p>
      <text:p text:style-name="Standard"/>
      <text:p text:style-name="Standard">&gt;se lever</text:p>
      <text:p text:style-name="Standard">(sortir de la chaise)</text:p>
      <text:p text:style-name="Standard">Vous descendez de la chaise.</text:p>
      <text:p text:style-name="Standard"/>
      <text:p text:style-name="Standard">Salle pour pratiquer</text:p>
      <text:p text:style-name="Standard">La salle est simple, il y a un tableau blanc au mur. Le professeur est debout, et n'a qu'une table en guise de bureau. Il y a quelques chaises et quelques pupitres.</text:p>
      <text:p text:style-name="Standard">&gt;w</text:p>
      <text:p text:style-name="Standard"/>
      <text:p text:style-name="Standard">L'accueil du poste de police de la cité.</text:p>
      <text:p text:style-name="Standard"><text:soft-page-break/>Le poste de police Sud de la cité ressemble à n'importe quel autre poste de police frontalier: froid, nu, vide. À l'entrée vous pouvez voir un simple tapis fraîchement usiné, une plante-araignée pour tenter de donner un peu de vie et de couleur à l'endroit, un imposant bureau d'accueil avec tout le matériel nécessaire: téléphone, ordinateur, espace de travail garni de stylos, de piles de documents, etc. Les murs sont terriblement vides, pas même une peinture pour les égayer, seule une horloge. Derrière le bureau, une jolie jeune femme, blonde, cheveux ramassés à l'arrière, dents éblouissantes, vous salue.</text:p>
      <text:p text:style-name="Standard">&gt;parler</text:p>
      <text:p text:style-name="Standard">(à Réceptionniste)</text:p>
      <text:p text:style-name="Standard">Vous avez la certification d'aptitude? Parfait... Tenez, je vous l'échange contre votre ticket de train. Faites bien attention à ne pas le perdre, je ne pourrais vous en fournir un nouveau. Vous savez, ils sont extrêmement rares!</text:p>
      <text:p text:style-name="Standard">&gt;s</text:p>
      <text:p text:style-name="Standard"/>
      <text:p text:style-name="Standard">rue de la cité</text:p>
      <text:p text:style-name="Standard">Non loin du poste de police, vous pouvez apercevoir la bâtisse qui fût percutée par la voiture de police lors de la poursuite. Des bâches de construction y sont apposée, et des travaux de rénovations déjà passablement avancés estompent les dommages. La route étant près du bord de l'eau, vous pouvez voir aussi le long pont de métal qui mène aux quartiers, et la danse scintillante de l'eau. Les rues sont peu animées à cette heure tardive, mais le jeu de lumière qu'offre à voir les lampadaires est une belle image. La gare de train, une bâtisse sans extravagance aux lignes simples, se trouve au Sud-Ouest.</text:p>
      <text:p text:style-name="Standard"/>
      <text:p text:style-name="Standard">&gt;so</text:p>
      <text:p text:style-name="Standard"/>
      <text:p text:style-name="Standard">gare</text:p>
      <text:p text:style-name="Standard">À l'intérieur la gare semble abandonnée. Elle est petite, et il est apparent que peu de visiteur y transitent. Vous apercevez un vieil homme à la mine sympathique: le chauffeur du train. Étant donné le faible volume de voyageur, il est aussi le vérificateur de billets.</text:p>
      <text:p text:style-name="Standard"/>
      <text:p text:style-name="Standard">&gt;parler</text:p>
      <text:p text:style-name="Standard">(à chef de train)</text:p>
      <text:p text:style-name="Standard">Vous voulez partir? Avez-vous votre ticket? oui</text:p>
      <text:p text:style-name="Standard">Après avoir dûment vérifié le ticket, l'inspecteur et le conducteur prirent place dans le seul train de la gare. Lors du court voyage entre la cité et les quartiers, l'inspecteur regarda penseur l'étendue d'eau qui séparait deux mondes en vase clos. Était-ce là la réelle source de frustration des travailleurs de l'usine? Il avait de la difficulté à avaler cette histoire de secte et se sentait impatient d'être au fait et de rencontrer le chef de la police locale.</text:p>
      <text:p text:style-name="Standard">Une fois arrivée à la gare des quartiers, l'inspecteur en profita pour regarder le mouvement de l'eau, indifférent aux affaires humaines. Il appréciait l'éclat laiteux du quartier de lune déformé par les vaguelettes. La gare, le poste de police et une partie du palais de justice étaient en réalité sur l'eau: des plateformes sur pilotis supportaient les bâtiments officiels. C'était une manière, symbolique, de séparer les lieux du pouvoir des quartiers. Ils se trouvaient dans une zone grise (ou bleue devrait-on dire, entre la cité et les quartiers, suspendus dans le vide.) Après avoir admiré de tout son soûl le tableau, l'inspecteur débarqua dans le poste de police des quartiers Sud.</text:p>
      <text:p text:style-name="Standard">Il y a une salle de pause au Nord, à l'Est se trouve l'infirmerie et à l'Ouest la salle d'opérations avec M. Mauriac. L'entrée du poste de police est similaire à celui de la cité. Le même bureau sur lequel repose un téléphone et un ordinateur, le même tapis, la même plante verte. Pour l'instant il n'y a personne au bureau d'accueil. Peut-être la personne en charge est-elle en pause? </text:p>
      <text:p text:style-name="Standard"/>
      <text:p text:style-name="Standard">&gt;w</text:p>
      <text:p text:style-name="Standard"><text:soft-page-break/></text:p>
      <text:p text:style-name="Standard">Salle d'enquête</text:p>
      <text:p text:style-name="Standard">La salle d'enquête dans son plus simple appareil: un tableau blanc, un babillard, une table, quelques chaises. M. Mauriac est assis.</text:p>
      <text:p text:style-name="Standard">"Bonjour inspecteur. Je vous attendais avec appréhension si je puis dire, dit M. Mauriac pour s'introduire sur un ton sec. Bienvenue dans le quartier Desrosaies. Vous n'êtes pas du genre loquace? Ça ne fait rien. Asseyez-vous, je vais vous mettre à jour sur les récents évènements.</text:p>
      <text:p text:style-name="Standard">&gt;s'asseoir sur une chaise</text:p>
      <text:p text:style-name="Standard">Vous vous assoyez sur une chaise</text:p>
      <text:p text:style-name="Standard"/>
      <text:p text:style-name="Standard">&gt;parler</text:p>
      <text:p text:style-name="Standard">(à M. Mauriac)</text:p>
      <text:p text:style-name="Standard">D'emblée je tiens à dissiper tout malentendu; vous avez été assigné à cette mission seulement parce que vous êtes dans les bonnes grâces de l'enquêteur de la cité et pour aucune autre raison. Nous avons plein d'hommes compétents. Vous n'êtes pas le bienvenu ici, inspecteur. Maintenant, finissons-en au plus vite, et j'espère que vous irez dans le quartier de la planque poursuivre votre investigation dans le ventre de la bête, et mourir digéré. Vous voulez que je vous lance?</text:p>
      <text:p text:style-name="Standard"/>
      <text:p text:style-name="Standard">&gt;parler</text:p>
      <text:p text:style-name="Standard">(à M. Mauriac)</text:p>
      <text:p text:style-name="Standard">Écoutez-moi attentivement, car je ne me répéterais pas deux fois. Cela fait quelques semaines que nous avons eu vent de réunions clandestines. On craint l'essor d'un gourou de secte. Notre meilleur informateur est l'employé numéro 149. Nom civil: André Couvent. Allez à l'usine lui parler, ça sera votre première porte d'entrée sur cette histoire. Il est collaboratif. Les réunions prennent place dans le sous-sol de l'usine, entre 23h et minuit. Il serait question d'un délire d'une nouvelle société, d'un nouvel ordre. Les quarts vont suivant cet horaire: de 7h à 17h, de midi à 22h. Pauses variables. Le directeur, Ronald, est un crétin, il ignore tout sur tout, inutile de perdre votre temps avec lui. Et voilà tout ce que j'avais à vous dire.</text:p>
      <text:p text:style-name="Standard"/>
      <text:p text:style-name="Standard">&gt;parler</text:p>
      <text:p text:style-name="Standard">(à M. Mauriac)</text:p>
      <text:p text:style-name="Standard">Voici un calepin avec les dernières infos sur l'enquête. Cadeau.</text:p>
      <text:p text:style-name="Standard"/>
      <text:p text:style-name="Standard">&gt;se lever</text:p>
      <text:p text:style-name="Standard">(sortir de la chaise)</text:p>
      <text:p text:style-name="Standard">Vous descendez de la chaise.</text:p>
      <text:p text:style-name="Standard"/>
      <text:p text:style-name="Standard">Salle d'enquête</text:p>
      <text:p text:style-name="Standard">La salle d'enquête dans son plus simple appareil: un tableau blanc, un babillard, une table, quelques chaises. M. Mauriac est assis.</text:p>
      <text:p text:style-name="Standard">&gt;w</text:p>
      <text:p text:style-name="Standard">La sortie est à l'Est.</text:p>
      <text:p text:style-name="Standard"/>
      <text:p text:style-name="Standard">&gt;e</text:p>
      <text:p text:style-name="Standard"/>
      <text:p text:style-name="Standard">poste du Quartier Sud.</text:p>
      <text:p text:style-name="Standard">Il y a une salle de pause au Nord, à l'Est se trouve l'infirmerie et à l'Ouest la salle d'opérations avec M. Mauriac. La sortie est au Sud. L'entrée du poste de police est similaire à celui de la cité. Le même <text:soft-page-break/>bureau sur lequel repose un téléphone et un ordinateur, le même tapis, la même plante verte. Pour l'instant il n'y a personne au bureau d'accueil. Peut-être la personne en charge est-elle en pause? </text:p>
      <text:p text:style-name="Standard"/>
      <text:p text:style-name="Standard">&gt;s</text:p>
      <text:p text:style-name="Standard"/>
      <text:p text:style-name="Standard">La grande allée</text:p>
      <text:p text:style-name="Standard">L'allée borde l'hypermarché. À l'Ouest, il y a le parc du quartier, au Sud la Grande Allée croise la rue du parc. Au Nord se trouve le poste de police.</text:p>
      <text:p text:style-name="Standard"/>
      <text:p text:style-name="Standard">&gt;s</text:p>
      <text:p text:style-name="Standard"/>
      <text:p text:style-name="Standard">Un embranchement</text:p>
      <text:p text:style-name="Standard">Ici se croisent la rue du parc à l'Ouest et la Grande Allée (Nord-Sud)</text:p>
      <text:p text:style-name="Standard"/>
      <text:p text:style-name="Standard">&gt;s</text:p>
      <text:p text:style-name="Standard"/>
      <text:p text:style-name="Standard">La Grande Allée</text:p>
      <text:p text:style-name="Standard">L'allée borde l'hypermarché. La route croise la rue du parc au Nord et se poursuit au Sud. À l'Est se trouve l'hypermarché.</text:p>
      <text:p text:style-name="Standard"/>
      <text:p text:style-name="Standard">&gt;s</text:p>
      <text:p text:style-name="Standard"/>
      <text:p text:style-name="Standard">Un embranchement</text:p>
      <text:p text:style-name="Standard">Ici se croisent une ruelle à l'Ouest et la Grande Allée (Nord-Sud).</text:p>
      <text:p text:style-name="Standard"/>
      <text:p text:style-name="Standard">&gt;s</text:p>
      <text:p text:style-name="Standard"/>
      <text:p text:style-name="Standard">La Grande Allée</text:p>
      <text:p text:style-name="Standard">L'allée borde l'hypermarché. La route se poursuit au Nord, et au Sud elle croise la rue des travailleurs.</text:p>
      <text:p text:style-name="Standard"/>
      <text:p text:style-name="Standard">&gt;o</text:p>
      <text:p text:style-name="Standard">Une rangée d'appartements sans intérêt.</text:p>
      <text:p text:style-name="Standard"/>
      <text:p text:style-name="Standard">&gt;w</text:p>
      <text:p text:style-name="Standard">Une rangée d'appartements sans intérêt.</text:p>
      <text:p text:style-name="Standard"/>
      <text:p text:style-name="Standard">&gt;s</text:p>
      <text:p text:style-name="Standard"/>
      <text:p text:style-name="Standard">Un embranchement</text:p>
      <text:p text:style-name="Standard">Ici se croisent la rue des travailleurs au Sud et la Grande Allée au Nord.</text:p>
      <text:p text:style-name="Standard"/>
      <text:p text:style-name="Standard">&gt;w</text:p>
      <text:p text:style-name="Standard"/>
      <text:p text:style-name="Standard">La rue des travailleurs</text:p>
      <text:p text:style-name="Standard">Cette rue borde l'usine au Sud. La route croise la rue Bernard-Lee à l'Ouest et la Grande allée à l'Est. De toutes les rues du quartier, celle-ci doit certainement être la plus triste. Les vitres des appartements sont salies par l'éternelle fumée lancée par les cheminées de l'usine. Les blocs appartements sont, dans l'ensemble, moins bien entretenus.</text:p>
      <text:p text:style-name="Standard"><text:soft-page-break/>Les travailleurs sortent par grappes, discutent entre eux; ils viennent visiblement de terminer un quart. L'inspecteur aborda un petit groupe de quelques personnes.</text:p>
      <text:p text:style-name="Standard">"Excusez-moi.</text:p>
      <text:p text:style-name="Standard">-Désolé y'a rien à faire. On peut pas t'aider.</text:p>
      <text:p text:style-name="Standard">-Mais... insista l'inspecteur embarrassé.</text:p>
      <text:p text:style-name="Standard">- Il est sourd ou quoi? crétin de flic.</text:p>
      <text:p text:style-name="Standard">- Je ne suis pas un flic. Je cherche un certain M. Couvent.</text:p>
      <text:p text:style-name="Standard">- Ha la meilleure, s'esclaffa un des travailleurs, et ses compagnons rirent aussi, d'un rire méchant. M. Couvent! Le groupe partit, tout en se moquant. Cependant, à la surprise de l'inspecteur, l'un d'eux se retourna un bref instant et lança un regard désolé en direction de l'usine, signifiant que l'employé 149 devait y être.</text:p>
      <text:p text:style-name="Standard">&gt;s</text:p>
      <text:p text:style-name="Standard"/>
      <text:p text:style-name="Standard">L'usine</text:p>
      <text:p text:style-name="Standard">De l'intérieur l'usine est sombre; quelques rectangles lumineux entourés de grillage métallique pendent dangeresement au plafond. Le lieu sent le travail, l'huile, les moteurs, l'absence de végétation. Plusieurs courroies défilent, et une cinquantaine de travailleurs sont penchés sur leur section attitrées, et font encore et encore les mêmes mouvements. À l'Ouest, vous voyez distinctement le bureau du directeur, près de l'horodateur, et au Sud vous voyez la porte menant à la salle des employés. La sortie est au Nord. </text:p>
      <text:p text:style-name="Standard">Vous entendez des bruits de bagarre à votre gauche. Au fond, dans une partie plus sombre de l'usine, un travailleur semble se faire tabasser. L'inspecteur accourra en direction de l'altercation.</text:p>
      <text:p text:style-name="Standard">"Ordure!</text:p>
      <text:p text:style-name="Standard">- Aujourd'hui n'est qu'un avant-goût, demain tu verras."</text:p>
      <text:p text:style-name="Standard">Le malheureux, rué de coups, retenait ses larmes. L'inspecteur s'interposa. " Police! cessez immédiatement!" clama-t-il en montrant son badge. Les taxeurs lancèrent un ragard de mort à l'inspecteur, donnèrent deux trois derniers coups, puis partirent penauds en marmonnant. Couvert de bleu, André restât assis par terre, sans mot dire, et ramena ses genoux contre sa poitrine.</text:p>
      <text:p text:style-name="Standard"/>
      <text:p text:style-name="Standard">&gt;parler a andre</text:p>
      <text:p text:style-name="Standard">"Laisse-moi seul." Dit faiblement André.</text:p>
      <text:p text:style-name="Standard"/>
      <text:p text:style-name="Standard">&gt;parler a andre</text:p>
      <text:p text:style-name="Standard">"Ça va pas? T'as pas compris? Dégage! c'est à cause de vous que ma vie est un enfer. Je n'aurais jamais dû vous parler.</text:p>
      <text:p text:style-name="Standard"/>
      <text:p text:style-name="Standard">&gt;parler a andre</text:p>
      <text:p text:style-name="Standard">"Tu démords pas, hein?"</text:p>
      <text:p text:style-name="Standard"/>
      <text:p text:style-name="Standard">L'inspecteur aida André à se relever. Ensemble, il marchèrent jusqu'à l'extérieur. "Merci quand mème, pour tout a l'heure j'veux dire.</text:p>
      <text:p text:style-name="Standard">André cracha un peu de sang, puis continua. Mais là, c'est fini, j'dis plus rien, désolé, faudra creuser un aut' filon. Moi j'ai tout donné."</text:p>
      <text:p text:style-name="Standard"><text:s/>Puis il s'en alla en claudiquant. L'inspecteur pensa tristement que son enquête démarrait plutôt mal. Il se demanda si ce n'était pas un mauvais présage. Il se dit que cette affaire allait être plus costaude que prévue, qu'il ne savait plus par quel bout commencer. Peut-être pouvait-il se déguiser et infiltrer une réunion? Ainsi perdu dans ses pensées, regardant le sol, la mine basse, un bruit attira son attention. Une femme de l'appartement situé au Nord, en face de l'usine était sortie sur son balcon. Elle agitait les mains, comme pour saluer. Elle semblait inviter l'inspecteur à venir la voir.</text:p>
      <text:p text:style-name="Standard"><text:soft-page-break/>&gt;n</text:p>
      <text:p text:style-name="Standard"/>
      <text:p text:style-name="Standard">appartement pauvre</text:p>
      <text:p text:style-name="Standard"/>
      <text:p text:style-name="Standard">L'appartement est à l'étroit; après avoir passé par un corridor d'entrée avec sa garde-robe, vous arrivez dans le salon. Anne-Marie s'assit de peine et de misère dans son vieux fauteuil ébouriffe. Elle posa ses jambes sur un pouf et soupira d'aise. L'inspecteur resta debout, un peu gêné de constater qu'il n'y avait même pas d'autre endroit oû s'asseoir, cela est un signe de solitude qui ne trompe pas. Au travers les bruits chaotiques de la radio, Anne-Marie débuta son monologue comme les personnes âgées savent si bien le faire. </text:p>
      <text:p text:style-name="Standard">"Je m'excuse! c'est la vieillesse, que voulez-vous? Je n'ai pas pu m'empêcher d'écouter ce qui vous est arrivé. Triste histoire. Je n'ai pas envie que l'on sache que vous êtes venu... on lancerait des œufs sur mes fenêtres la nuit, et je suis trop vieille pour tout nettoyer. Vous sortirez par l'arrière, dans la ruelle. Je suis une fouine, je l'avoue! de mon balcon, d'une oreille distraite, j'entends pas mal de choses. Je me suis dit, à quoi bon tout garder pour moi? Haha, une vieille n'a rien à faire des secrets! Vous en ferez meilleur usage, n'est-pas? Je sais bien qu'il y a des réunions la nuit avec les ouvriers, moi, on ne m'a jamais invitée, non. Et j'ai vu André se faire frapper par ceux qui étaient ses amis... si ce n'est pas malheureux! Enfin, j'ai entendu quelque chose qui pourrait vous intéresser. Hier, j'ai eu vent d'une transaction, ce soir, dans la ruelle derrière chez moi! Si seulement j'étais assez forte pour veiller et épier, mais le soir, je croule de fatigue. Je suis certaine que c'est important, vous auriez dû entendre leur ton de voix, plein de méfiance et discret à part de ça! Celui qui s'occupait de gérer cette transaction, là, comme s'appelle-t-il? Ah oui, Éric Dillinger. Je ne le connais pas particulièrement, mais j'ai connu sa femme, Linda, auparavant. Hé oui, Linda et son ancien mari me rendaient des visites, il y a bien 20 ans de cela! Désormais, les temps ont changé, notre différence d'âge s'est fait sentir... Je n'ai pas la langue dans ma poche. Alors j'ai tout dit ce que j'en pensais de ce qu'ils faisaient, qu'ils aillent au diable qu'ils m'ont dit! depuis ils m'ont tous pris en grippe. Peuh. Alors je moisis dans mon appartement, seule. Au moins, je me dis, j'ai encore pu aider, n'est-ce pas? Je ne sais plus où habite les Dillinger, mais je dois avoir l'adresse du temps que je voyais Linda. Elle n'a jamais déménagé, mais, Seigneur! j'ai oublié où elle habitait. C'était peut-être sur la rue Bernard-Lee? ou bien était-ce Mathieu? Ah! ne prenez pas de chance, trouvez mon carnet d'adresse. Il doit bien être quelque part dans cet appartement! Cherchez à votre guise, je ne suis pas gênée. Et ça fait tellement longtemps que je n'ai pas eu de visite! Dieu du ciel ce que j'aurais donné pour avoir un enfant dans les quartiers. Mon fils unique habite dans la cité. Je ne sais même pas ce qu'il devient aujourd'hui, vous vous imaginez. Il m'écrivait des lettes de temps a autres. Mais c'est fini, ça les lettres. C'est fini...</text:p>
      <text:p text:style-name="Standard"/>
      <text:p text:style-name="Standard">Le salon contient une belle bibliothèque, un fauteuil et son pouf, une table basse au centre, et collé au mur, une console sur laquelle trône une vieille radio. Dans le coin au fond, dans une vaine tentative d'égayer le triste lieu, une plante verte malade demande désespérément de la lumière. Au fond, le salon se termine par un mur de séparation, avec une arche menant à la cuisine, et une ouverture dans le mur afin de laisser passer la lumière.</text:p>
      <text:p text:style-name="Standard"/>
      <text:p text:style-name="Standard">&gt;ouvrir pouf</text:p>
      <text:p text:style-name="Standard">Oh vraiment? se désola Anne-Marie, elle replia ses jambes vers elle.</text:p>
      <text:p text:style-name="Standard">Vous ouvrez le pouf, révélant un carnet d'adresse.</text:p>
      <text:p text:style-name="Standard"/>
      <text:p text:style-name="Standard">&gt;lire carnet</text:p>
      <text:p text:style-name="Standard">Vous vous rendez directement dans la section des Dillinger. Linda Dillinger, appartement 2, sur la rue en face de l'entrée du stationnement. L'inspecteur consigna soigneusement l'adresse dans son calepin.</text:p>
      <text:p text:style-name="Standard">L'inspecteur remercia chaudement Anne-Marie, ce qui lui fit grand plaisir.</text:p>
      <text:p text:style-name="Standard"><text:soft-page-break/></text:p>
      <text:p text:style-name="Standard"><text:s/>"Pourriez-vous refermer mon pouf? " demanda-t-elle timidement.</text:p>
      <text:p text:style-name="Standard">&gt;fermer pouf</text:p>
      <text:p text:style-name="Standard">"Merci." Elle y reposa ses jambes.</text:p>
      <text:p text:style-name="Standard"/>
      <text:p text:style-name="Standard"/>
      <text:p text:style-name="Standard">&gt;n</text:p>
      <text:p text:style-name="Standard"/>
      <text:p text:style-name="Standard">Cuisinette</text:p>
      <text:p text:style-name="Standard">Une cuisinette serrée: le lavabo dans un vieux comptoir mangé par l'humidité, fait face à la fenêtre. Le comptoir en coin se prolonge par un vieux four robuste. Un garde-manger, près du lavabo, contient toutes les provisions de la pauvre Anne-Marie. La porte au Nord mène au balcon.</text:p>
      <text:p text:style-name="Standard"/>
      <text:p text:style-name="Standard">&gt;n</text:p>
      <text:p text:style-name="Standard">L'inspecteur salua Anne-Marie, lui promettant de revenir.</text:p>
      <text:p text:style-name="Standard"/>
      <text:p text:style-name="Standard">balcon</text:p>
      <text:p text:style-name="Standard">La vue n'est pas particulièrement intéressante. Il est cependant possible de voir plusieurs dos de bloc-appartements, ce qui doit être divertissant à épier la nuit. L'arrière-cour est spacieuse, et accueille un potager commun.</text:p>
      <text:p text:style-name="Standard"/>
      <text:p text:style-name="Standard">&gt;w</text:p>
      <text:p text:style-name="Standard">Vous ne pouvez pas vous promener dans l'arrière-cour d'Anne-Marie.</text:p>
      <text:p text:style-name="Standard"/>
      <text:p text:style-name="Standard">&gt;n</text:p>
      <text:p text:style-name="Standard">L'inspecteur se glissa discrètement entre les plants du portager, utilisant les buissons pour se camoufler. Il déboucha dans la ruelle.</text:p>
      <text:p text:style-name="Standard">Une ruelle</text:p>
      <text:p text:style-name="Standard">La ruelle connecte La Grande Allée et la rue Bernard-Lee. De part et d'autre, des arrière-cours de blocs-appartements cernent la ruelle.</text:p>
      <text:p text:style-name="Standard"/>
      <text:p text:style-name="Standard">&gt;w</text:p>
      <text:p text:style-name="Standard"/>
      <text:p text:style-name="Standard">Un embranchement</text:p>
      <text:p text:style-name="Standard">Ici se croisent la rue Bernard-Lee (Nord-Sud) et une ruelle à l'Est.</text:p>
      <text:p text:style-name="Standard"/>
      <text:p text:style-name="Standard">&gt;n</text:p>
      <text:p text:style-name="Standard"/>
      <text:p text:style-name="Standard">La rue Bernard-Lee</text:p>
      <text:p text:style-name="Standard">La rue Bernard-Lee. La rue descend au Sud, au Nord elle croise la rue du parc. À l'Ouest se trouve l'entrée du stationnement.</text:p>
      <text:p text:style-name="Standard"/>
      <text:p text:style-name="Standard">&gt;e</text:p>
      <text:p text:style-name="Standard">L'inspecteur cogna a la porte. Un visage s'immisça dans la fente de l'ouverture.</text:p>
      <text:p text:style-name="Standard">"Bonjour, puis-je vous aider?" Demanda une voix méfiante.</text:p>
      <text:p text:style-name="Standard"><text:s/>" Police, laissez-moi entrer intima l'inspecteur. J'ai quelques questions à vous poser, ça ne sera pas bien long." Comme à contre-cœur, Éric laissa entrer l'inspecteur dans son appartement.</text:p>
      <text:p text:style-name="Standard"/>
      <text:p text:style-name="Standard"/>
      <text:p text:style-name="Standard"><text:soft-page-break/>appartement moyen</text:p>
      <text:p text:style-name="Standard"/>
      <text:p text:style-name="Standard">L'accueil fût froid et réservé. On assit l'inspecteur sur un banc de l'îlot. Linda, dans le salon, éteignit la télévision. Tous deux, de manière solennelle, prirent place en face de l'inspecteur. L'appartement était moderne et propre. Un îlot de marbre surmonté d'un luminaire en métal prenait largement la place de la cuisine près de l'entrée. Au fond, il y avait un salon exigü avec un sofa et une télévision.</text:p>
      <text:p text:style-name="Standard"/>
      <text:p text:style-name="Standard">"Bon, balance tes questions qu'on finisse cette niaiserie au plus vite." Lança sans ambages Linda sur un ton sec.</text:p>
      <text:p text:style-name="Standard">&gt;parler</text:p>
      <text:p text:style-name="Standard">(à Linda et Éric)</text:p>
      <text:p text:style-name="Standard">L'inspecteur se racla la gorge, conscient qu'il ne semblait pas le bienvenu. " J'ai commencé mon enquête sur la se... sur les réunions clandestines. J'ai eu vent qu'en lien avec cette affaire, une transaction aurait lieu ce soir dans la ruelle. Apparemment, selon ma source, vous auriez eu cette conversation au sortir de l'usine hier, en après-midi...</text:p>
      <text:p text:style-name="Standard">-Votre source? Ha! je parie que c'est cette vieille folle lança Éric. Vous êtes si désespéré de trouver quelque chose que vous allez l'écouter? - Oui, coupa Linda, elle est un peu perdu. Tenez, j'vous parie qu'elle a dit qu'on se connaissait, n'est-ce pas? He bien, je n'ai rien à voir avec une esseulée de ce genre. - Et puis, monsieur, si cela peut vous aider à vous faire une idée à son sujet, les quarts de travail se terminent toujours à 17h. Personne ne termine en après-midi, sinon le patron lui-même. Peut-être que c'est lui que vous devriez aller voir... - Il est certain que je ne trahirais pas l'identité de ma source, soyez-en assuré. Seulement, vous savez que mentir à la police pourrait vous conduire en prison? - Certain Monsieur, dit calmement Éric. Linda hocha la tête, sans plus. - Hé bien, je sais tout ce dont j'avais besoin de savoir, conclut l'inspecteur. Puis, il rendit visible son magnétophone, qu'il gardait hors de la vue. - C'est quoi se bidule? demanda Éric, anxieux - Un magnétophone, votre déposition a été dûment enregistrée, s'il advenait que vous mentiez... scouac! Fit l'inspecteur, en appuyant sur le bouton arrêt tout en se levant."</text:p>
      <text:p text:style-name="Standard"/>
      <text:p text:style-name="Standard">&gt;parler</text:p>
      <text:p text:style-name="Standard">(à Linda et Éric)</text:p>
      <text:p text:style-name="Standard">"Ça alors, vous avez du culot de nous avoir enregistré à notre insu. Vous avez terminé? Dieu merci, partez maintenant."</text:p>
      <text:p text:style-name="Standard"/>
      <text:p text:style-name="Standard">&gt;w</text:p>
      <text:p text:style-name="Standard"/>
      <text:p text:style-name="Standard">Éric raccompagna l'inspecteur jusqu'à la porte. Il jura d'entendre Éric l'insulter en fermant doucement.</text:p>
      <text:p text:style-name="Standard"/>
      <text:p text:style-name="Standard">La rue Bernard-Lee</text:p>
      <text:p text:style-name="Standard">La rue Bernard-Lee. La rue descend au Sud, au Nord elle croise la rue du parc. À l'Ouest se trouve l'entrée du stationnement.</text:p>
      <text:p text:style-name="Standard"/>
      <text:p text:style-name="Standard">&gt;s</text:p>
      <text:p text:style-name="Standard"/>
      <text:p text:style-name="Standard">Un embranchement</text:p>
      <text:p text:style-name="Standard">Ici se croisent la rue Bernard-Lee (Nord-Sud) et une ruelle à l'Est.</text:p>
      <text:p text:style-name="Standard"/>
      <text:p text:style-name="Standard">&gt;s</text:p>
      <text:p text:style-name="Standard"/>
      <text:p text:style-name="Standard">La rue Bernard-Lee</text:p>
      <text:p text:style-name="Standard"><text:soft-page-break/>La rue Bernard-Lee. La rue se poursuit au Nord et au Sud elle croise la rue des travailleurs.</text:p>
      <text:p text:style-name="Standard"/>
      <text:p text:style-name="Standard">&gt;s</text:p>
      <text:p text:style-name="Standard"/>
      <text:p text:style-name="Standard">Un embranchement</text:p>
      <text:p text:style-name="Standard">Ici se croisent la rue Bernard-Lee au Nord et la rue des travailleurs à l'Est.</text:p>
      <text:p text:style-name="Standard"/>
      <text:p text:style-name="Standard">&gt;e</text:p>
      <text:p text:style-name="Standard"/>
      <text:p text:style-name="Standard">La rue des travailleurs</text:p>
      <text:p text:style-name="Standard">Cette rue borde l'usine au Sud. La route croise la rue Bernard-Lee à l'Ouest et la Grande allée à l'Est. De toutes les rues du quartier, celle-ci doit certainement être la plus triste. Les vitres des appartements sont salies par l'éternelle fumée lancée par les cheminées de l'usine. Les blocs appartements sont, dans l'ensemble, moins bien entretenus.</text:p>
      <text:p text:style-name="Standard">&gt;s</text:p>
      <text:p text:style-name="Standard"/>
      <text:p text:style-name="Standard">L'usine</text:p>
      <text:p text:style-name="Standard">De l'intérieur l'usine est sombre; quelques rectangles lumineux entourés de grillage métallique pendent dangeresement au plafond. Le lieu sent le travail, l'huile, les moteurs, l'absence de végétation. Plusieurs courroies défilent, et une cinquantaine de travailleurs sont penchés sur leur section attitrées, et font encore et encore les mêmes mouvements. À l'Ouest, vous voyez distinctement le bureau du directeur, près de l'horodateur, et au Sud vous voyez la porte menant à la salle des employés. La sortie est au Nord. </text:p>
      <text:p text:style-name="Standard">&gt;examiner horodateur</text:p>
      <text:p text:style-name="Standard">La carte d'Éric indiquait clairement qu'il finissait hier à 15h, indiquant aussi qu'il eut droit à une dérogation spéciale pour terminer deux heures à l'avance. </text:p>
      <text:p text:style-name="Standard">&gt;prendre carte</text:p>
      <text:p text:style-name="Standard">D'accord.</text:p>
      <text:p text:style-name="Standard"/>
      <text:p text:style-name="Standard">&gt;n</text:p>
      <text:p text:style-name="Standard"/>
      <text:p text:style-name="Standard">La rue des travailleurs</text:p>
      <text:p text:style-name="Standard">Cette rue borde l'usine au Sud. La route croise la rue Bernard-Lee à l'Ouest et la Grande allée à l'Est. De toutes les rues du quartier, celle-ci doit certainement être la plus triste. Les vitres des appartements sont salies par l'éternelle fumée lancée par les cheminées de l'usine. Les blocs appartements sont, dans l'ensemble, moins bien entretenus.</text:p>
      <text:p text:style-name="Standard">&gt;w</text:p>
      <text:p text:style-name="Standard"/>
      <text:p text:style-name="Standard">Un embranchement</text:p>
      <text:p text:style-name="Standard">Ici se croisent la rue Bernard-Lee au Nord et la rue des travailleurs à l'Est.</text:p>
      <text:p text:style-name="Standard"/>
      <text:p text:style-name="Standard">&gt;n</text:p>
      <text:p text:style-name="Standard"/>
      <text:p text:style-name="Standard">La rue Bernard-Lee</text:p>
      <text:p text:style-name="Standard">La rue Bernard-Lee. La rue se poursuit au Nord et au Sud elle croise la rue des travailleurs.</text:p>
      <text:p text:style-name="Standard"/>
      <text:p text:style-name="Standard">&gt;n</text:p>
      <text:p text:style-name="Standard"/>
      <text:p text:style-name="Standard">Un embranchement</text:p>
      <text:p text:style-name="Standard"><text:soft-page-break/>Ici se croisent la rue Bernard-Lee (Nord-Sud) et une ruelle à l'Est.</text:p>
      <text:p text:style-name="Standard"/>
      <text:p text:style-name="Standard">&gt;n</text:p>
      <text:p text:style-name="Standard"/>
      <text:p text:style-name="Standard">La rue Bernard-Lee</text:p>
      <text:p text:style-name="Standard">La rue Bernard-Lee. La rue descend au Sud, au Nord elle croise la rue du parc. À l'Ouest se trouve l'entrée du stationnement.</text:p>
      <text:p text:style-name="Standard"/>
      <text:p text:style-name="Standard">&gt;e</text:p>
      <text:p text:style-name="Standard">L'inspecteur cogna. </text:p>
      <text:p text:style-name="Standard">"Bonsoir, désolé, c'est encore moi! Sans camoufler un regard suspicieux, Éric laissa à nouveau l'inspecteur entrer.</text:p>
      <text:p text:style-name="Standard"/>
      <text:p text:style-name="Standard"/>
      <text:p text:style-name="Standard">appartement moyen</text:p>
      <text:p text:style-name="Standard"><text:s/>L'appartement était moderne et propre. Un îlot de marbre surmonté d'un luminaire en métal prenait largement la place de la cuisine près de l'entrée. Au fond, il y avait un salon exigü avec un sofa et une télévision.</text:p>
      <text:p text:style-name="Standard">&gt;parler</text:p>
      <text:p text:style-name="Standard">(à Linda et Éric)</text:p>
      <text:p text:style-name="Standard">"Allez, partez!" renchérit Éric, alors que sa femme approuvait du regard.</text:p>
      <text:p text:style-name="Standard"/>
      <text:p text:style-name="Standard">&gt;montrer carte</text:p>
      <text:p text:style-name="Standard">(à Linda et Éric)</text:p>
      <text:p text:style-name="Standard">L'inspecteur sorti calmement la carte de travail d'Éric, avec ses heures de poinçonnées dessus. De grosses gouttes perlèrent sur les visages. L'inspecteur ressortit son magnétophone, comme s'il eut besoin d'insister sur l'évidence de leur mensonge. </text:p>
      <text:p text:style-name="Standard">"Si vous me dites à propos de cette transaction... Je laisserais passer votre mensonge. Nous serons gagnant-gagnant, n'est-ce pas? Avec un regard assassin, Éric dit dans un murmure: - Ce soir, attendez dans la ruelle, c'est d'ici une dizaine de minutes, alors dépêchez-vous. Et ne revenez jamais ici." Sa femme resta cois. L'inspecteur parti prestement afin de ne pas manquer le rendez-vous.</text:p>
      <text:p text:style-name="Standard">&gt;s</text:p>
      <text:p text:style-name="Standard"/>
      <text:p text:style-name="Standard">Un embranchement</text:p>
      <text:p text:style-name="Standard">Ici se croisent la rue Bernard-Lee (Nord-Sud) et une ruelle à l'Est.</text:p>
      <text:p text:style-name="Standard"/>
      <text:p text:style-name="Standard">&gt;e</text:p>
      <text:p text:style-name="Standard"/>
      <text:p text:style-name="Standard">Une ruelle</text:p>
      <text:p text:style-name="Standard">La ruelle connecte La Grande Allée et la rue Bernard-Lee. De part et d'autre, des arrière-cours de blocs-appartements cernent la ruelle.</text:p>
      <text:p text:style-name="Standard"/>
      <text:p text:style-name="Standard">&gt;attendre</text:p>
      <text:p text:style-name="Standard">Le temps passe...</text:p>
      <text:p text:style-name="Standard"/>
      <text:p text:style-name="Standard">&gt;attendre</text:p>
      <text:p text:style-name="Standard">Le temps passe...</text:p>
      <text:p text:style-name="Standard"/>
      <text:p text:style-name="Standard">&gt;attendre</text:p>
      <text:p text:style-name="Standard"><text:soft-page-break/>Le temps passe...</text:p>
      <text:p text:style-name="Standard"/>
      <text:p text:style-name="Standard">&gt;attendre</text:p>
      <text:p text:style-name="Standard">Le temps passe...</text:p>
      <text:p text:style-name="Standard"/>
      <text:p text:style-name="Standard">&gt;attendre</text:p>
      <text:p text:style-name="Standard">Le temps passe...</text:p>
      <text:p text:style-name="Standard"/>
      <text:p text:style-name="Standard">&gt;attendre</text:p>
      <text:p text:style-name="Standard">Le temps passe...</text:p>
      <text:p text:style-name="Standard"/>
      <text:p text:style-name="Standard">&gt;attendre</text:p>
      <text:p text:style-name="Standard">Le temps passe...</text:p>
      <text:p text:style-name="Standard">Vous commencez à vous ennuyer.</text:p>
      <text:p text:style-name="Standard"/>
      <text:p text:style-name="Standard">&gt;attendre</text:p>
      <text:p text:style-name="Standard">Le temps passe...</text:p>
      <text:p text:style-name="Standard">Vous entendez des promeneurs venir dans la ruelle. L'inspecteur se cacha immédiatement.</text:p>
      <text:p text:style-name="Standard"/>
      <text:p text:style-name="Standard">&gt;attendre</text:p>
      <text:p text:style-name="Standard">Le temps passe...</text:p>
      <text:p text:style-name="Standard">Deux hommes, venant chacun d'une direction différente, se rencontrèrent au milieu de la ruelle. Le premier était maigre avec une moustache en bataille, grisonnante, le deuxième était glabre portait un chandail propre. "</text:p>
      <text:p text:style-name="Standard">Tu n'as pas été suivi?</text:p>
      <text:p text:style-name="Standard">- Nan, j'ai vérifié deux fois plutôt qu'une. </text:p>
      <text:p text:style-name="Standard">- Parfait, parfait. </text:p>
      <text:p text:style-name="Standard">- Tu as le paquet pour le...? </text:p>
      <text:p text:style-name="Standard">- Chut! ne dit pas son nom. Tiens, voilà.</text:p>
      <text:p text:style-name="Standard">- Est-ce que tu sais si le directeur d'usine est soupçonné?</text:p>
      <text:p text:style-name="Standard">-C'est que tu n'as pas ta langue dans ta poche! Non, tout roule. Maintenant, séparons-nous.</text:p>
      <text:p text:style-name="Standard">-Bonne idée, marmonna l'autre"</text:p>
      <text:p text:style-name="Standard"><text:s/>À ce moment l'inspecteur révéla sa présence, et mit en joue les deux hommes de main.</text:p>
      <text:p text:style-name="Standard">"Halte là, ou je tire!</text:p>
      <text:p text:style-name="Standard">-Mince siffla le moustachu, un flic!"</text:p>
      <text:p text:style-name="Standard">Tous deux partirent chacun d'où ils étaient venu, en courant cette fois.</text:p>
      <text:p text:style-name="Standard"/>
      <text:p text:style-name="Standard">Voulez-vous faire feu? non</text:p>
      <text:p text:style-name="Standard"><text:s/>L'inspecteur prit le moustachu en chasse, en direction de l'hypermarché, mais le perdit assez tôt de vue. Il retourna penaud à la ruelle, réfléchissant à la suite. L'inspecteur appela au poste de police.</text:p>
      <text:p text:style-name="Standard">"Bonjour, oui c'est l'inspecteur. Oui, est-ce que je pourrais parler à Mauriac s'il vous plait? Oui, bien sûr, il est occupé. Dites-lui que c'est urgent, j'ai des informations cruciales." L'inspecteur dû patienter de longues secondes. "Salut! Ouais. Je suis sur un coup. Oui, oui, je sais, je sais, il est tard. Désolé. J'ai besoin d'une voiture. Ça presse, je dois me rendre à la maison du directeur. Non, ce n'est pas un délire! Fais-moi confiance, j'ai des preuves solides. Une voiture de police dans le stationnement en face de l'usine? Merci, Mauriac, heu, monsieur Mauriac. Pardon. Mon identifiant est bien dans la banque de donnée? Je n'ai pas envie de faire hurler le système anti-vol à cette heure. Parfait. Wow! vous voulez virer de l'argent sur mon badge... et ne plus jamais m'entendre, oui. Mon identifiant, attendez un peu que je sorte mon badge. 072488, oui, vous voulez que je répète? Tout cet argent! vous auriez pu me la <text:soft-page-break/>virer plus tôt, vous ne croyiez pas en moi? Ha ha, oubliez ça. <text:s/>Merci mille fois. Êtes-vous en mesure d'identifier la position de Ronald et de m'indiquer de combien de temps je dispose? Oui, je peux attendre une minute..."</text:p>
      <text:p text:style-name="Standard">Après deux longues minutes, l'inspecteur se fit dire sèchement qu'étant donné la position de la voiture de Ronald, s'il se dépêchait de se rendre chez lui, il disposerait d'une demi-heure. Il n'eut pas même le temps de remercier Mauriac qui lui raccrocha au nez.</text:p>
      <text:p text:style-name="Standard"/>
      <text:p text:style-name="Standard">&gt;w</text:p>
      <text:p text:style-name="Standard"/>
      <text:p text:style-name="Standard">Un embranchement</text:p>
      <text:p text:style-name="Standard">Ici se croisent la rue Bernard-Lee (Nord-Sud) et une ruelle à l'Est.</text:p>
      <text:p text:style-name="Standard"/>
      <text:p text:style-name="Standard">&gt;n</text:p>
      <text:p text:style-name="Standard"/>
      <text:p text:style-name="Standard">La rue Bernard-Lee</text:p>
      <text:p text:style-name="Standard">La rue Bernard-Lee. La rue descend au Sud, au Nord elle croise la rue du parc. À l'Ouest se trouve l'entrée du stationnement.</text:p>
      <text:p text:style-name="Standard"/>
      <text:p text:style-name="Standard">&gt;w</text:p>
      <text:p text:style-name="Standard"/>
      <text:p text:style-name="Standard">Stationnement</text:p>
      <text:p text:style-name="Standard">Le stationnement pour les travailleurs de l'usine. La sortie est à l'Est.</text:p>
      <text:p text:style-name="Standard"/>
      <text:p text:style-name="Standard">Vous pouvez voir une voiture de police.</text:p>
      <text:p text:style-name="Standard"/>
      <text:p text:style-name="Standard">&gt;prendre voiture</text:p>
      <text:p text:style-name="Standard"/>
      <text:p text:style-name="Standard">L'inspecteur s'identifia sur le terminal de la voiture et espéra que son code d'identification allait fonctionner comme on lui avait promis. La voiture se déverrouilla, et il ne put réprimer un soupir de soulagement. Il alla en direction Est sur la rue du parc, et roula ainsi près d'une vingtaine de minutes. Par précaution, il se stationna dans un cul de sac, à une dizaine de minutes de la maison de Ronald. Il vérifia la cour furtivement, et inspecta les fenêtres, pour bien s'assurer d'être seul. Son cœur battait fort, il était nerveux. Une fois arrivé a la porte, il entra son numéro d'identification, et put entrer sans encombre.</text:p>
      <text:p text:style-name="Standard"/>
      <text:p text:style-name="Standard">Maison</text:p>
      <text:p text:style-name="Standard">La cuisine et la salle à manger sont situées a l'Est, dans une section légèrement surélevées, la toilette au sud-est. Des escaliers descendent au sous-sol, une porte entrebâillée laisse entrevoir une chambre au Nord-Est.</text:p>
      <text:p text:style-name="Standard">L'intérieur est d'un luxe rare pour les quartiers. Les meubles semblent irréels, comme inutilisés, sans trace d'usure. La maison est nettoyée probablement par une bonne: pas une seule poussière, un seul objet qui ne traîne.</text:p>
      <text:p text:style-name="Standard">&gt;ne</text:p>
      <text:p text:style-name="Standard"/>
      <text:p text:style-name="Standard">chambre des maîtres</text:p>
      <text:p text:style-name="Standard">Rien n'encombre cette pièce qu'on eut dit zen. Un lit près du sol, et une commode sont les seuls meubles de cet austère lieu. Une garde-robe au fond, assez large pour que quatre personnes puissent y entrer.</text:p>
      <text:p text:style-name="Standard"><text:soft-page-break/>En deux temps, trois mouvements, l'inspecteur fouilla précautionneusement la commode et inspecta la garde-robe. Décidemment, rien d'intéressant ne se trouve dans cette chambre. Les papiers et documents de Ronald sont sûrement groupés ailleurs dans sa maison.</text:p>
      <text:p text:style-name="Standard">&gt;so</text:p>
      <text:p text:style-name="Standard"/>
      <text:p text:style-name="Standard">Maison</text:p>
      <text:p text:style-name="Standard">La cuisine et la salle à manger sont situées a l'Est, dans une section légèrement surélevées, la toilette au sud-est. Des escaliers descendent au sous-sol, une porte entrebâillée laisse entrevoir une chambre au Nord-Est.</text:p>
      <text:p text:style-name="Standard">&gt;descendre</text:p>
      <text:p text:style-name="Standard"/>
      <text:p text:style-name="Standard">sous-sol</text:p>
      <text:p text:style-name="Standard">Le sous-sol n'a pas de cloison ou de mur, ce qui donne une impression de grandeur. L'inspecteur se dirigea vers le bureau de Ronald. Vous pouvez voir une grande filaire, une étagère, et un document pose sur le bureau. Aussi, le bureau est complété par un tiroir.</text:p>
      <text:p text:style-name="Standard"/>
      <text:p text:style-name="Standard">&gt;examiner tiroir</text:p>
      <text:p text:style-name="Standard">L'inspecteur fouilla dans le tiroir, sans rien trouver d'extraordinaire, sinon des articles de bureau. Alors qu'il refermait le tiroir, un détail attira son attention. Il remarqua une fente dans le tiroir. Il prit un trombone qu'il déplia, et l'inséra dans la fente. Il découvrit un double tiroir caché. À l'intérieur, il découvrit une lettre qu'il rangea dans son manteau. Puis, minutieusement, il referma le tiroir.</text:p>
      <text:p text:style-name="Standard">&gt;examiner document</text:p>
      <text:p text:style-name="Standard">Un rapport d'entreprise. Rien de suspect.</text:p>
      <text:p text:style-name="Standard"/>
      <text:p text:style-name="Standard">&gt;examiner bureau</text:p>
      <text:p text:style-name="Standard">Le bureau est d'une propreté factice. Il n'y a rien a redire a première vue, tout est trop... parfait. Même le rapport, pose là, semble une mise en scène. </text:p>
      <text:p text:style-name="Standard"/>
      <text:p text:style-name="Standard">&gt;examiner etagere</text:p>
      <text:p text:style-name="Standard">L'étagère ne contient que des objets normaux pour un père directeur d'usine: un album photo, des bibelots, des ouvrages en gestion, etc.</text:p>
      <text:p text:style-name="Standard">&gt;examiner filaire</text:p>
      <text:p text:style-name="Standard">Il y a des choses plus importantes à faire.</text:p>
      <text:p text:style-name="Standard"/>
      <text:p text:style-name="Standard">&gt;examinr filiaire</text:p>
      <text:p text:style-name="Standard">[Je ne connais pas ce verbe.]</text:p>
      <text:p text:style-name="Standard"/>
      <text:p text:style-name="Standard">&gt;examiner filiaire</text:p>
      <text:p text:style-name="Standard">Il y a des choses plus importantes à faire.</text:p>
      <text:p text:style-name="Standard"/>
      <text:p text:style-name="Standard">&gt;examiner filiaire</text:p>
      <text:p text:style-name="Standard">Il y a des choses plus importantes à faire.</text:p>
      <text:p text:style-name="Standard"/>
      <text:p text:style-name="Standard">&gt;attendre</text:p>
      <text:p text:style-name="Standard">Le temps passe...</text:p>
      <text:p text:style-name="Standard">Vous entendez un moteur ronronner et des pneus crisser. Ronald fera irruption dans l'entrée d'ici quelques instants. Peut-être devriez-vous vous cacher?</text:p>
      <text:p text:style-name="Standard"/>
      <text:p text:style-name="Standard">&gt;monter</text:p>
      <text:p text:style-name="Standard"><text:soft-page-break/></text:p>
      <text:p text:style-name="Standard">Maison</text:p>
      <text:p text:style-name="Standard">La cuisine et la salle à manger sont situées a l'Est, dans une section légèrement surélevées, la toilette au sud-est. Des escaliers descendent au sous-sol, une porte entrebâillée laisse entrevoir une chambre au Nord-Est.</text:p>
      <text:p text:style-name="Standard">&gt;ne</text:p>
      <text:p text:style-name="Standard"/>
      <text:p text:style-name="Standard">chambre des maîtres</text:p>
      <text:p text:style-name="Standard">Rien n'encombre cette pièce qu'on eut dit zen. Un lit près du sol, et une commode sont les seuls meubles de cet austère lieu. Une garde-robe au fond, assez large pour que quatre personnes puissent y entrer. Ronald entre dans sa maison, mais ne remarque rien de suspect... pour le moment.</text:p>
      <text:p text:style-name="Standard"/>
      <text:p text:style-name="Standard">&gt;attendre</text:p>
      <text:p text:style-name="Standard">Le temps passe...</text:p>
      <text:p text:style-name="Standard">Ronald marche, se promène dans quelques pièces, ouvre des tiroirs, fouille et semble chercher quelque chose.</text:p>
      <text:p text:style-name="Standard"/>
      <text:p text:style-name="Standard"/>
      <text:p text:style-name="Standard"><text:s text:c="4"/>*** Vous avez perdu ***</text:p>
      <text:p text:style-name="Standard"/>
      <text:p text:style-name="Standard"/>
      <text:p text:style-name="Standard">Dans cette partie vous avez obtenu 0 sur un score possible de 0, en 103 tours.</text:p>
      <text:p text:style-name="Standard"/>
      <text:p text:style-name="Standard">Voulez-vous RECOMMENCER, CHARGER une partie sauvegardée ou QUITTER ?</text:p>
      <text:p text:style-name="Standard">&gt; undo</text:p>
      <text:p text:style-name="Standard">chambre des maîtres</text:p>
      <text:p text:style-name="Standard">[Action précédente annulée.]</text:p>
      <text:p text:style-name="Standard"/>
      <text:p text:style-name="Standard">&gt;entrer garde-robe</text:p>
      <text:p text:style-name="Standard">Vous entrez dans la Garde-robe.</text:p>
      <text:p text:style-name="Standard">Ronald marche, se promène dans quelques pièces, ouvre des tiroirs, fouille et semble chercher quelque chose.</text:p>
      <text:p text:style-name="Standard"/>
      <text:p text:style-name="Standard">&gt;attendre</text:p>
      <text:p text:style-name="Standard">Le temps passe...</text:p>
      <text:p text:style-name="Standard">Un téléphone sonna. Vous entendez, indistinctement depuis la garde-robe, la conversation. </text:p>
      <text:p text:style-name="Standard">"Nan, ils s'en sont sortis vivant. Ouais, la scène s'est déroulée trop rapidement qu'ils ont dit. Un homme était caché dans un potager. Non, ils ont pris la fuite, j'ai mon colis. Mais vous savez quoi? j'irais voir Vallagnosc. Non, on est dû pour se parler dans le blanc des yeux! Il faut mettre certaines choses au clair avant... avant la date de tombée. Enfin, je vais regarder tout ça; pour revenir à ce qui s'est passé, mes hommes là, on savait déjà qui ils étaient. Ça laisse peu d'options. Je pensais au gang de l'Est... comment... Les phœnix? Non?... <text:s/>L'inspecteur? Ha Ha! Ça fait qu'une soirée qu'il est sur le coup. Et comme la police ignore tout sur tout... elle ne peut pas l'avoir mis au courant. En tout cas, il faudra qu'on cherche comment l'information de la rencontre a fuité. Ma fille Mathilde revient d'une minute a l'autre, elle doit avoir terminé son tutorat. Non... ça n'a pas d'importance... tout ça n'aura plus d'importance dans quelques semaines. Allez, fais attention à toi. Bye</text:p>
      <text:p text:style-name="Standard"/>
      <text:p text:style-name="Standard">&gt;attendre</text:p>
      <text:p text:style-name="Standard">Le temps passe...</text:p>
      <text:p text:style-name="Standard"><text:soft-page-break/></text:p>
      <text:p text:style-name="Standard">&gt;attendre</text:p>
      <text:p text:style-name="Standard">Le temps passe...</text:p>
      <text:p text:style-name="Standard"/>
      <text:p text:style-name="Standard">&gt;attendre</text:p>
      <text:p text:style-name="Standard">Le temps passe...</text:p>
      <text:p text:style-name="Standard">Ronald se fit couler un bain. Lorsqu'il n'entendit plus rien, l'inspecteur en profita pour s'enfuir, tremblant et suant d'être pris sur le fait. Il courut de longues minutes dans la nuit afin de retrouver sa voiture, et conduisit avec soulagement jusqu'au stationnement. En sortant de la voiture, il parla à lui-même. </text:p>
      <text:p text:style-name="Standard">"C'est fou, c'est fou! Ronald est sur le coup! En contact direct avec Vallagnosc. Ça ne me laisse plus qu'une option! Je dois y aller, à cette foutue planque! Je devrais aller au café chercher des informations sur le quartier de la planque.</text:p>
      <text:p text:style-name="Standard"/>
      <text:p text:style-name="Standard">&gt;e</text:p>
      <text:p text:style-name="Standard"/>
      <text:p text:style-name="Standard">La rue Bernard-Lee</text:p>
      <text:p text:style-name="Standard">La rue Bernard-Lee. La rue descend au Sud, au Nord elle croise la rue du parc. À l'Ouest se trouve l'entrée du stationnement.</text:p>
      <text:p text:style-name="Standard"/>
      <text:p text:style-name="Standard">&gt;n</text:p>
      <text:p text:style-name="Standard"/>
      <text:p text:style-name="Standard">Un embranchement</text:p>
      <text:p text:style-name="Standard">Ici se croisent la rue Bernard-Lee au Sud et la rue du parc à l'Est.</text:p>
      <text:p text:style-name="Standard"/>
      <text:p text:style-name="Standard">&gt;e</text:p>
      <text:p text:style-name="Standard"/>
      <text:p text:style-name="Standard">rue du parc</text:p>
      <text:p text:style-name="Standard">La rue qui borde le parc. Au nord se trouve le parc, à l'Ouest elle croise la rue Bernard-Lee, et à l'Est la Grande Allee. Au Sud, en face du parc, se trouve un cybercafé. </text:p>
      <text:p text:style-name="Standard"/>
      <text:p text:style-name="Standard">&gt;s</text:p>
      <text:p text:style-name="Standard"/>
      <text:p text:style-name="Standard">Cybercafé</text:p>
      <text:p text:style-name="Standard">Ce café vous permet d'avoir accès à un ordinateur. Une terrasse plus loin au Sud se laisse entrevoir. À cette heure tardive, il reste peu de clients. Les bruit de conversation sont feutrés, ce qui étonnement devient apaisant. Les murs sont en briques, des tableaux d'artistes locaux sont accrochés au mur. Vous voyez aussi un comptoir sur laquelle une imposante machine à café brille de mille feux. Un barista s'affaire à préparer du café.</text:p>
      <text:p text:style-name="Standard"/>
      <text:p text:style-name="Standard">&gt;parler julien</text:p>
      <text:p text:style-name="Standard">" Bonsoir! Vous voulez utiliser un poste? Bien sûr, installez-vous! répond, enthousiasme, l'employé. Vous avez 15 minutes."</text:p>
      <text:p text:style-name="Standard"><text:s/>L'inspecteur s'assit à un poste</text:p>
      <text:p text:style-name="Standard"/>
      <text:p text:style-name="Standard"/>
      <text:p text:style-name="Standard">ordinateur</text:p>
      <text:p text:style-name="Standard">L'inspecteur s'installa à l'ordinateur, vieux et poussif. Au démarrage il lança une plainte lancinante de ventilateur débile. L'inspecteur ouvrit sa session. Sur son bureau apparurent ses dossiers: chaque <text:soft-page-break/>utilisateur se connectant au réseau avait ainsi accès à ses documents. Il ouvrit, fidèle à son habitude, tout d'un coup, et attendit que l'ordi chargeât. Il y avait le navigateur web, ses courriels, et dans son dossier plusieurs fichiers: notes d'enquête, journal, une recherche sur la ligne verte, ainsi qu'un autre dossier, de photos celui-là. Un curieux fichier nommé projet.inf était aussi sur son bureau, mais cela ne lui sonnait aucune cloche.</text:p>
      <text:p text:style-name="Standard"/>
      <text:p text:style-name="Standard">&gt;examiner recherche</text:p>
      <text:p text:style-name="Standard">Extrait d'un travail de recherche sur la ligne verte, effectué pour l'école en ...</text:p>
      <text:p text:style-name="Standard">" La ligne verte à été plantée il y a près de cent ans pour empêcher la désertification venant du Sud. Les terres brûlées gagnent, encore aujourd'hui, du terrain chaque année dans toutes les directions. Durant le début du siècle, le gouvernement s'était penché sur la désertification des Terre brûlée, et plus particulièrement sur le danger qu'elles représentaient pour les quartiers limitrophes. Ils ont pu observer, au Sud-Ouest, une poche de résistance venant de la forêt de Loudun, habitée par ls sauvages. La forme de cette forêt était celle d'une bande plus ou moins ovale. Le gouvernement décida de poursuivre cette forêt afin d'en faire une ligne, d'où son nom contemporain, qui cerne le pourtour des quartiers, et limite la désertification des Terre brûlées. La première section victime de la désertification furent les mines, abandonnées vers les années 50. On raconte que les sauvages, profitant désormais d'un plus grand terrain, défendent leur forêt contre les rares coupes, rendant plus difficile de gérer et d'étudier cet espace. Ils sont plus particulièrement violents quant à l'espace initial de leur forêt, la poche de Loudun, qu'ils considèrent probablement comme sacrée."</text:p>
      <text:p text:style-name="Standard">&gt;examiner photos</text:p>
      <text:p text:style-name="Standard">L'inspecteur regarda furtivement ses photos, car cela le rendait toujours sentimental. Les rires, les sourires, les anniversaires, les potentialités perdues à jamais... cela le faisait presque pleurer. Il ne s'étendit pas d'avantage sur la chose.</text:p>
      <text:p text:style-name="Standard">&gt;examiner courriel</text:p>
      <text:p text:style-name="Standard">Monsieur, à la suite de votre acception du contrat ci-joint pour le mandat d'enquête sur les séries d'évènements 00678 et 00679, nous tenons à exprimer d'une part notre incroyable gratitude envers votre dévouement pour la République. Sachez, Monsieur, que si votre enquête permet de faire avancer significativement les choses, nous saurons vous remercier. Nous aurons besoin, d'ici la fin du mois, que vous vous présentiez au bureau administratif bloc C-32, section orange, afin de présenter le contrat dûment signé. Si vous avez des questions, vous pouvez appeler du lundi au vendredi de 13h à 15h au bureau du ministres des enquêtes spéciales. Pour les urgences, veuillez contactez votre supérieur assigné pour le mandat, en l'occurrence</text:p>
      <text:p text:style-name="Standard"/>
      <text:p text:style-name="Standard">&gt;examiner courriels</text:p>
      <text:p text:style-name="Standard">J'espère que tu te souviens de moi parfois. Je ne m'épuiserai jamais de t'écrire. J'espère seulement -non une réponse, cela serait trop demandé- que tu ne te fatigue pas de me lire. Hier j'ai reçu Anatole chez moi, et nous avons discuté de choses et d'autres. Je vois peu de gens, mais peu importe combien j'en verrais, cela ne saurait enlever la solitude incommensurable qui me creuse. ...</text:p>
      <text:p text:style-name="Standard"/>
      <text:p text:style-name="Standard">&gt;examiner courriels</text:p>
      <text:p text:style-name="Standard">Salut,</text:p>
      <text:p text:style-name="Standard"><text:s/>j'ai essayé de te rejoindre ce soir, je voulais te glisser quelques infos supplémentaire... rappelle-moi quand tu auras deux minutes. </text:p>
      <text:p text:style-name="Standard">P.-S.-: c'est ultra confidentiel, alors appelle-moi avec le téléphone fixe près du poste de police.</text:p>
      <text:p text:style-name="Standard"/>
      <text:p text:style-name="Standard">&gt;examiner navigateur</text:p>
      <text:p text:style-name="Standard">L'inspecteur fit une recherche Internet afin d'obtenir des informations sur le quartier de la planque. Comme le gouvernement se refusait d'avouer la honte que faisait cette résistance à son autorité, <text:soft-page-break/>l'information fût difficile à trouver. Il réussit à glaner, ça et là, des informations disséminées, mais rien d'officiel. Surtout, dans l'encyclopédie officielle du gouvernement, rien ne mentionnait ces hors-la-loi! Or, dans un rapport administratif à l'écriture quelconque, il retrouva une certaine stratégie de sécurisation et renforcement des zones limitrophes. Ce qui laissait sous-entendre qu'il y avait peut-être un problème. Il lit, dans différents forums, quelques bribes: </text:p>
      <text:p text:style-name="Standard"><text:s/>... On considère la planque comme étant principalement le quartier Duchamps, et ses frontières au-delà sont changeantes selon les guerres avec les autres gangs... </text:p>
      <text:p text:style-name="Standard"><text:s/>... Des criminels font des rondes courantes sur leur territoire, et demandent au malheureux qui les croiserait une taxe... </text:p>
      <text:p text:style-name="Standard"><text:s/>... Le chef de La planque, Vallagnosc, serait devenu criminel assez jeune, alors que le seul membre de sa famille, son père, fût envoyé dans un camp de travail... </text:p>
      <text:p text:style-name="Standard">... L'influence de La planque s'étend même jusqu'à la cité. Il paraît que Vallagnosc reçoit jusqu'à des personnages importants... </text:p>
      <text:p text:style-name="Standard">... Depuis que les criminels de la planque tentent de trouver dans la forêt un poison rare, les sauvages se promènent parfois dans le quartier Duchamps, dans l'espoir d'abattre Vallagnosc, qu'ils savent être le chef, d'une fléchette empoisonnée... Alors qu'il était en train de lire, un terminal noir apparut subitement et prit toute l'écran. L'inspecteur leva les mains en l'air, pour mieux se convaincre qu'il n'y était pour rien. "Nom de Dieu, pensa-t-il, qu'est-ce que c'est que ce bordel." Du texte s'écrivit seul sur le terminal:</text:p>
      <text:p text:style-name="Standard"/>
      <text:p text:style-name="Standard">Je suis l'enfant prodige. Je sais qui vous êtes et ce que vous faites. C'est vous qui étiez dans la ruelle afin d'intercepter la livraison. Un conseil inspecteur, ne tentez pas de venir nous rendre visite. Nous saurons faire de votre voyage le dernier.</text:p>
      <text:p text:style-name="Standard"/>
      <text:p text:style-name="Standard">L'inspecteur éteignit son ordinateur, stupéfait. Il quitta son poste espérant qu'il était prêt pour aller à la planque. On ne sait jamais, se dit-il...</text:p>
      <text:p text:style-name="Standard">&gt;n</text:p>
      <text:p text:style-name="Standard"/>
      <text:p text:style-name="Standard">rue du parc</text:p>
      <text:p text:style-name="Standard">La rue qui borde le parc. Au nord se trouve le parc, à l'Ouest elle croise la rue Bernard-Lee, et à l'Est la Grande Allee. Au Sud, en face du parc, se trouve un cybercafé. </text:p>
      <text:p text:style-name="Standard"/>
      <text:p text:style-name="Standard">&gt;e</text:p>
      <text:p text:style-name="Standard"/>
      <text:p text:style-name="Standard">Un embranchement</text:p>
      <text:p text:style-name="Standard">Ici se croisent la rue du parc à l'Ouest et la Grande Allée (Nord-Sud)</text:p>
      <text:p text:style-name="Standard"/>
      <text:p text:style-name="Standard">&gt;s</text:p>
      <text:p text:style-name="Standard"/>
      <text:p text:style-name="Standard">La Grande Allée</text:p>
      <text:p text:style-name="Standard">L'allée borde l'hypermarché. La route croise la rue du parc au Nord et se poursuit au Sud. À l'Est se trouve l'hypermarché.</text:p>
      <text:p text:style-name="Standard"/>
      <text:p text:style-name="Standard">&gt;e</text:p>
      <text:p text:style-name="Standard"/>
      <text:p text:style-name="Standard">L'hypermarché</text:p>
      <text:p text:style-name="Standard">Plus immense encore qu'aux temps de l'empire Américain. Cependant, inutile de fouiller les différentes sections. De tout le magasin, l'inspecteur a déjà identifié les items qui pourraient lui être utile:</text:p>
      <text:p text:style-name="Standard"/>
      <text:p text:style-name="Standard"><text:soft-page-break/>- Une corde</text:p>
      <text:p text:style-name="Standard">-De l'alcool</text:p>
      <text:p text:style-name="Standard">-un bidon d'essence</text:p>
      <text:p text:style-name="Standard">-Du pain</text:p>
      <text:p text:style-name="Standard">-Du tissu</text:p>
      <text:p text:style-name="Standard">-Une bombe fumée (he oui, ils vendent ce genre d'item). </text:p>
      <text:p text:style-name="Standard"/>
      <text:p text:style-name="Standard">&gt;prendre alcool</text:p>
      <text:p text:style-name="Standard">D'accord.</text:p>
      <text:p text:style-name="Standard"/>
      <text:p text:style-name="Standard">&gt;deposer carte</text:p>
      <text:p text:style-name="Standard">D'accord.</text:p>
      <text:p text:style-name="Standard"/>
      <text:p text:style-name="Standard">&gt;prendre pain</text:p>
      <text:p text:style-name="Standard">D'accord.</text:p>
      <text:p text:style-name="Standard"/>
      <text:p text:style-name="Standard">&gt;w</text:p>
      <text:p text:style-name="Standard">L'inspecteur passa à la caisse.</text:p>
      <text:p text:style-name="Standard"/>
      <text:p text:style-name="Standard">La Grande Allée</text:p>
      <text:p text:style-name="Standard">L'allée borde l'hypermarché. La route croise la rue du parc au Nord et se poursuit au Sud. À l'Est se trouve l'hypermarché.</text:p>
      <text:p text:style-name="Standard"/>
      <text:p text:style-name="Standard">&gt;n</text:p>
      <text:p text:style-name="Standard"/>
      <text:p text:style-name="Standard">Un embranchement</text:p>
      <text:p text:style-name="Standard">Ici se croisent la rue du parc à l'Ouest et la Grande Allée (Nord-Sud)</text:p>
      <text:p text:style-name="Standard"/>
      <text:p text:style-name="Standard">&gt;w</text:p>
      <text:p text:style-name="Standard"/>
      <text:p text:style-name="Standard">rue du parc</text:p>
      <text:p text:style-name="Standard">La rue qui borde le parc. Au nord se trouve le parc, à l'Ouest elle croise la rue Bernard-Lee, et à l'Est la Grande Allee. Au Sud, en face du parc, se trouve un cybercafé. </text:p>
      <text:p text:style-name="Standard"/>
      <text:p text:style-name="Standard">&gt;w</text:p>
      <text:p text:style-name="Standard"/>
      <text:p text:style-name="Standard">Un embranchement</text:p>
      <text:p text:style-name="Standard">Ici se croisent la rue Bernard-Lee au Sud et la rue du parc à l'Est.</text:p>
      <text:p text:style-name="Standard"/>
      <text:p text:style-name="Standard">&gt;s</text:p>
      <text:p text:style-name="Standard"/>
      <text:p text:style-name="Standard">La rue Bernard-Lee</text:p>
      <text:p text:style-name="Standard">La rue Bernard-Lee. La rue descend au Sud, au Nord elle croise la rue du parc. À l'Ouest se trouve l'entrée du stationnement.</text:p>
      <text:p text:style-name="Standard"/>
      <text:p text:style-name="Standard">&gt;w</text:p>
      <text:p text:style-name="Standard"/>
      <text:p text:style-name="Standard">Stationnement</text:p>
      <text:p text:style-name="Standard">Le stationnement pour les travailleurs de l'usine. La sortie est à l'Est.</text:p>
      <text:p text:style-name="Standard"><text:soft-page-break/></text:p>
      <text:p text:style-name="Standard">Vous pouvez voir une voiture de police.</text:p>
      <text:p text:style-name="Standard"/>
      <text:p text:style-name="Standard">&gt;prendre voiture</text:p>
      <text:p text:style-name="Standard">L'inspecteur embarqua dans la voiture de police. Il fendit la nuit, glissa sur les rues désertes dans un vrombissement assouvis.</text:p>
      <text:p text:style-name="Standard"/>
      <text:p text:style-name="Standard">&g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CA"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A"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7T01:29:38.927000000</meta:creation-date>
    <dc:date>2021-02-27T01:29:59.203000000</dc:date>
    <meta:editing-duration>PT23S</meta:editing-duration>
    <meta:editing-cycles>1</meta:editing-cycles>
    <meta:document-statistic meta:table-count="0" meta:image-count="0" meta:object-count="0" meta:page-count="26" meta:paragraph-count="538" meta:word-count="10992" meta:character-count="66097" meta:non-whitespace-character-count="55517"/>
    <meta:generator>LibreOffice/7.0.3.1$Windows_X86_64 LibreOffice_project/d7547858d014d4cf69878db179d326fc3483e082</meta:generator>
  </office:meta>
</office:document-meta>
</file>